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0.497cm"/>
    </style:style>
    <style:style style:name="co8" style:family="table-column">
      <style:table-column-properties fo:break-before="auto" style:column-width="0.688cm"/>
    </style:style>
    <style:style style:name="co9" style:family="table-column">
      <style:table-column-properties fo:break-before="auto" style:column-width="0.607cm"/>
    </style:style>
    <style:style style:name="co10" style:family="table-column">
      <style:table-column-properties fo:break-before="auto" style:column-width="0.988cm"/>
    </style:style>
    <style:style style:name="co11" style:family="table-column">
      <style:table-column-properties fo:break-before="auto" style:column-width="1.071cm"/>
    </style:style>
    <style:style style:name="co12" style:family="table-column">
      <style:table-column-properties fo:break-before="auto" style:column-width="1.17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5.083cm" svg:height="10.108cm" svg:x="2.936cm" svg:y="6.162cm">
            <draw:object draw:notify-on-update-of-ranges="Sheet1.A2:Sheet1.CV2 Sheet1.A4:Sheet1.GR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number-columns-repeated="3" table:default-cell-style-name="Default"/>
        <table:table-column table:style-name="co7" table:number-columns-repeated="4" table:default-cell-style-name="Default"/>
        <table:table-column table:style-name="co9" table:number-columns-repeated="3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5" table:number-columns-repeated="2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2" table:number-columns-repeated="2" table:default-cell-style-name="Default"/>
        <table:table-column table:style-name="co8" table:number-columns-repeated="3" table:default-cell-style-name="Default"/>
        <table:table-column table:style-name="co2" table:number-columns-repeated="2" table:default-cell-style-name="Default"/>
        <table:table-column table:style-name="co8" table:number-columns-repeated="2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number-columns-repeated="2" table:default-cell-style-name="Default"/>
        <table:table-column table:style-name="co8" table:number-columns-repeated="2" table:default-cell-style-name="Default"/>
        <table:table-column table:style-name="co2" table:number-columns-repeated="2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3" table:number-columns-repeated="100" table:default-cell-style-name="Default"/>
        <table:table-row table:style-name="ro1">
          <table:table-cell table:style-name="ce1" office:value-type="string" calcext:value-type="string">
            <text:p>Row: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tart: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nd: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Length:</text:p>
          </table:table-cell>
          <table:table-cell table:style-name="ce1" table:formula="of:=[.F1]-[.D1]" office:value-type="float" office:value="40" calcext:value-type="float">
            <text:p>40</text:p>
          </table:table-cell>
          <table:table-cell table:number-columns-repeated="192"/>
        </table:table-row>
        <table:table-row table:style-name="ro1">
          <table:table-cell table:formula="of:==IF(COLUMN([.A2])&lt;=[.$H$1]; COLUMN([.A1])+[.$D$1]; &quot;&quot;)" office:value-type="float" office:value="21" calcext:value-type="float">
            <text:p>21</text:p>
          </table:table-cell>
          <table:table-cell table:formula="of:==IF(COLUMN([.B2])&lt;=[.$H$1]; COLUMN([.B1])+[.$D$1]; &quot;&quot;)" office:value-type="float" office:value="22" calcext:value-type="float">
            <text:p>22</text:p>
          </table:table-cell>
          <table:table-cell table:formula="of:==IF(COLUMN([.C2])&lt;=[.$H$1]; COLUMN([.C1])+[.$D$1]; &quot;&quot;)" office:value-type="float" office:value="23" calcext:value-type="float">
            <text:p>23</text:p>
          </table:table-cell>
          <table:table-cell table:formula="of:==IF(COLUMN([.D2])&lt;=[.$H$1]; COLUMN([.D1])+[.$D$1]; &quot;&quot;)" office:value-type="float" office:value="24" calcext:value-type="float">
            <text:p>24</text:p>
          </table:table-cell>
          <table:table-cell table:formula="of:==IF(COLUMN([.E2])&lt;=[.$H$1]; COLUMN([.E1])+[.$D$1]; &quot;&quot;)" office:value-type="float" office:value="25" calcext:value-type="float">
            <text:p>25</text:p>
          </table:table-cell>
          <table:table-cell table:formula="of:==IF(COLUMN([.F2])&lt;=[.$H$1]; COLUMN([.F1])+[.$D$1]; &quot;&quot;)" office:value-type="float" office:value="26" calcext:value-type="float">
            <text:p>26</text:p>
          </table:table-cell>
          <table:table-cell table:formula="of:==IF(COLUMN([.G2])&lt;=[.$H$1]; COLUMN([.G1])+[.$D$1]; &quot;&quot;)" office:value-type="float" office:value="27" calcext:value-type="float">
            <text:p>27</text:p>
          </table:table-cell>
          <table:table-cell table:formula="of:==IF(COLUMN([.H2])&lt;=[.$H$1]; COLUMN([.H1])+[.$D$1]; &quot;&quot;)" office:value-type="float" office:value="28" calcext:value-type="float">
            <text:p>28</text:p>
          </table:table-cell>
          <table:table-cell table:formula="of:==IF(COLUMN([.I2])&lt;=[.$H$1]; COLUMN([.I1])+[.$D$1]; &quot;&quot;)" office:value-type="float" office:value="29" calcext:value-type="float">
            <text:p>29</text:p>
          </table:table-cell>
          <table:table-cell table:formula="of:==IF(COLUMN([.J2])&lt;=[.$H$1]; COLUMN([.J1])+[.$D$1]; &quot;&quot;)" office:value-type="float" office:value="30" calcext:value-type="float">
            <text:p>30</text:p>
          </table:table-cell>
          <table:table-cell table:formula="of:==IF(COLUMN([.K2])&lt;=[.$H$1]; COLUMN([.K1])+[.$D$1]; &quot;&quot;)" office:value-type="float" office:value="31" calcext:value-type="float">
            <text:p>31</text:p>
          </table:table-cell>
          <table:table-cell table:formula="of:==IF(COLUMN([.L2])&lt;=[.$H$1]; COLUMN([.L1])+[.$D$1]; &quot;&quot;)" office:value-type="float" office:value="32" calcext:value-type="float">
            <text:p>32</text:p>
          </table:table-cell>
          <table:table-cell table:formula="of:==IF(COLUMN([.M2])&lt;=[.$H$1]; COLUMN([.M1])+[.$D$1]; &quot;&quot;)" office:value-type="float" office:value="33" calcext:value-type="float">
            <text:p>33</text:p>
          </table:table-cell>
          <table:table-cell table:formula="of:==IF(COLUMN([.N2])&lt;=[.$H$1]; COLUMN([.N1])+[.$D$1]; &quot;&quot;)" office:value-type="float" office:value="34" calcext:value-type="float">
            <text:p>34</text:p>
          </table:table-cell>
          <table:table-cell table:formula="of:==IF(COLUMN([.O2])&lt;=[.$H$1]; COLUMN([.O1])+[.$D$1]; &quot;&quot;)" office:value-type="float" office:value="35" calcext:value-type="float">
            <text:p>35</text:p>
          </table:table-cell>
          <table:table-cell table:formula="of:==IF(COLUMN([.P2])&lt;=[.$H$1]; COLUMN([.P1])+[.$D$1]; &quot;&quot;)" office:value-type="float" office:value="36" calcext:value-type="float">
            <text:p>36</text:p>
          </table:table-cell>
          <table:table-cell table:formula="of:==IF(COLUMN([.Q2])&lt;=[.$H$1]; COLUMN([.Q1])+[.$D$1]; &quot;&quot;)" office:value-type="float" office:value="37" calcext:value-type="float">
            <text:p>37</text:p>
          </table:table-cell>
          <table:table-cell table:formula="of:==IF(COLUMN([.R2])&lt;=[.$H$1]; COLUMN([.R1])+[.$D$1]; &quot;&quot;)" office:value-type="float" office:value="38" calcext:value-type="float">
            <text:p>38</text:p>
          </table:table-cell>
          <table:table-cell table:formula="of:==IF(COLUMN([.S2])&lt;=[.$H$1]; COLUMN([.S1])+[.$D$1]; &quot;&quot;)" office:value-type="float" office:value="39" calcext:value-type="float">
            <text:p>39</text:p>
          </table:table-cell>
          <table:table-cell table:formula="of:==IF(COLUMN([.T2])&lt;=[.$H$1]; COLUMN([.T1])+[.$D$1]; &quot;&quot;)" office:value-type="float" office:value="40" calcext:value-type="float">
            <text:p>40</text:p>
          </table:table-cell>
          <table:table-cell table:formula="of:==IF(COLUMN([.U2])&lt;=[.$H$1]; COLUMN([.U1])+[.$D$1]; &quot;&quot;)" office:value-type="float" office:value="41" calcext:value-type="float">
            <text:p>41</text:p>
          </table:table-cell>
          <table:table-cell table:formula="of:==IF(COLUMN([.V2])&lt;=[.$H$1]; COLUMN([.V1])+[.$D$1]; &quot;&quot;)" office:value-type="float" office:value="42" calcext:value-type="float">
            <text:p>42</text:p>
          </table:table-cell>
          <table:table-cell table:formula="of:==IF(COLUMN([.W2])&lt;=[.$H$1]; COLUMN([.W1])+[.$D$1]; &quot;&quot;)" office:value-type="float" office:value="43" calcext:value-type="float">
            <text:p>43</text:p>
          </table:table-cell>
          <table:table-cell table:formula="of:==IF(COLUMN([.X2])&lt;=[.$H$1]; COLUMN([.X1])+[.$D$1]; &quot;&quot;)" office:value-type="float" office:value="44" calcext:value-type="float">
            <text:p>44</text:p>
          </table:table-cell>
          <table:table-cell table:formula="of:==IF(COLUMN([.Y2])&lt;=[.$H$1]; COLUMN([.Y1])+[.$D$1]; &quot;&quot;)" office:value-type="float" office:value="45" calcext:value-type="float">
            <text:p>45</text:p>
          </table:table-cell>
          <table:table-cell table:formula="of:==IF(COLUMN([.Z2])&lt;=[.$H$1]; COLUMN([.Z1])+[.$D$1]; &quot;&quot;)" office:value-type="float" office:value="46" calcext:value-type="float">
            <text:p>46</text:p>
          </table:table-cell>
          <table:table-cell table:formula="of:==IF(COLUMN([.AA2])&lt;=[.$H$1]; COLUMN([.AA1])+[.$D$1]; &quot;&quot;)" office:value-type="float" office:value="47" calcext:value-type="float">
            <text:p>47</text:p>
          </table:table-cell>
          <table:table-cell table:formula="of:==IF(COLUMN([.AB2])&lt;=[.$H$1]; COLUMN([.AB1])+[.$D$1]; &quot;&quot;)" office:value-type="float" office:value="48" calcext:value-type="float">
            <text:p>48</text:p>
          </table:table-cell>
          <table:table-cell table:formula="of:==IF(COLUMN([.AC2])&lt;=[.$H$1]; COLUMN([.AC1])+[.$D$1]; &quot;&quot;)" office:value-type="float" office:value="49" calcext:value-type="float">
            <text:p>49</text:p>
          </table:table-cell>
          <table:table-cell table:formula="of:==IF(COLUMN([.AD2])&lt;=[.$H$1]; COLUMN([.AD1])+[.$D$1]; &quot;&quot;)" office:value-type="float" office:value="50" calcext:value-type="float">
            <text:p>50</text:p>
          </table:table-cell>
          <table:table-cell table:formula="of:==IF(COLUMN([.AE2])&lt;=[.$H$1]; COLUMN([.AE1])+[.$D$1]; &quot;&quot;)" office:value-type="float" office:value="51" calcext:value-type="float">
            <text:p>51</text:p>
          </table:table-cell>
          <table:table-cell table:formula="of:==IF(COLUMN([.AF2])&lt;=[.$H$1]; COLUMN([.AF1])+[.$D$1]; &quot;&quot;)" office:value-type="float" office:value="52" calcext:value-type="float">
            <text:p>52</text:p>
          </table:table-cell>
          <table:table-cell table:formula="of:==IF(COLUMN([.AG2])&lt;=[.$H$1]; COLUMN([.AG1])+[.$D$1]; &quot;&quot;)" office:value-type="float" office:value="53" calcext:value-type="float">
            <text:p>53</text:p>
          </table:table-cell>
          <table:table-cell table:formula="of:==IF(COLUMN([.AH2])&lt;=[.$H$1]; COLUMN([.AH1])+[.$D$1]; &quot;&quot;)" office:value-type="float" office:value="54" calcext:value-type="float">
            <text:p>54</text:p>
          </table:table-cell>
          <table:table-cell table:formula="of:==IF(COLUMN([.AI2])&lt;=[.$H$1]; COLUMN([.AI1])+[.$D$1]; &quot;&quot;)" office:value-type="float" office:value="55" calcext:value-type="float">
            <text:p>55</text:p>
          </table:table-cell>
          <table:table-cell table:formula="of:==IF(COLUMN([.AJ2])&lt;=[.$H$1]; COLUMN([.AJ1])+[.$D$1]; &quot;&quot;)" office:value-type="float" office:value="56" calcext:value-type="float">
            <text:p>56</text:p>
          </table:table-cell>
          <table:table-cell table:formula="of:==IF(COLUMN([.AK2])&lt;=[.$H$1]; COLUMN([.AK1])+[.$D$1]; &quot;&quot;)" office:value-type="float" office:value="57" calcext:value-type="float">
            <text:p>57</text:p>
          </table:table-cell>
          <table:table-cell table:formula="of:==IF(COLUMN([.AL2])&lt;=[.$H$1]; COLUMN([.AL1])+[.$D$1]; &quot;&quot;)" office:value-type="float" office:value="58" calcext:value-type="float">
            <text:p>58</text:p>
          </table:table-cell>
          <table:table-cell table:formula="of:==IF(COLUMN([.AM2])&lt;=[.$H$1]; COLUMN([.AM1])+[.$D$1]; &quot;&quot;)" office:value-type="float" office:value="59" calcext:value-type="float">
            <text:p>59</text:p>
          </table:table-cell>
          <table:table-cell table:formula="of:==IF(COLUMN([.AN2])&lt;=[.$H$1]; COLUMN([.AN1])+[.$D$1]; &quot;&quot;)" office:value-type="float" office:value="60" calcext:value-type="float">
            <text:p>60</text:p>
          </table:table-cell>
          <table:table-cell table:formula="of:==IF(COLUMN([.AO2])&lt;=[.$H$1]; COLUMN([.AO1])+[.$D$1]; &quot;&quot;)">
            <text:p/>
          </table:table-cell>
          <table:table-cell table:formula="of:==IF(COLUMN([.AP2])&lt;=[.$H$1]; COLUMN([.AP1])+[.$D$1]; &quot;&quot;)">
            <text:p/>
          </table:table-cell>
          <table:table-cell table:formula="of:==IF(COLUMN([.AQ2])&lt;=[.$H$1]; COLUMN([.AQ1])+[.$D$1]; &quot;&quot;)">
            <text:p/>
          </table:table-cell>
          <table:table-cell table:formula="of:==IF(COLUMN([.AR2])&lt;=[.$H$1]; COLUMN([.AR1])+[.$D$1]; &quot;&quot;)">
            <text:p/>
          </table:table-cell>
          <table:table-cell table:formula="of:==IF(COLUMN([.AS2])&lt;=[.$H$1]; COLUMN([.AS1])+[.$D$1]; &quot;&quot;)">
            <text:p/>
          </table:table-cell>
          <table:table-cell table:formula="of:==IF(COLUMN([.AT2])&lt;=[.$H$1]; COLUMN([.AT1])+[.$D$1]; &quot;&quot;)">
            <text:p/>
          </table:table-cell>
          <table:table-cell table:formula="of:==IF(COLUMN([.AU2])&lt;=[.$H$1]; COLUMN([.AU1])+[.$D$1]; &quot;&quot;)">
            <text:p/>
          </table:table-cell>
          <table:table-cell table:formula="of:==IF(COLUMN([.AV2])&lt;=[.$H$1]; COLUMN([.AV1])+[.$D$1]; &quot;&quot;)">
            <text:p/>
          </table:table-cell>
          <table:table-cell table:formula="of:==IF(COLUMN([.AW2])&lt;=[.$H$1]; COLUMN([.AW1])+[.$D$1]; &quot;&quot;)">
            <text:p/>
          </table:table-cell>
          <table:table-cell table:formula="of:==IF(COLUMN([.AX2])&lt;=[.$H$1]; COLUMN([.AX1])+[.$D$1]; &quot;&quot;)">
            <text:p/>
          </table:table-cell>
          <table:table-cell table:formula="of:==IF(COLUMN([.AY2])&lt;=[.$H$1]; COLUMN([.AY1])+[.$D$1]; &quot;&quot;)">
            <text:p/>
          </table:table-cell>
          <table:table-cell table:formula="of:==IF(COLUMN([.AZ2])&lt;=[.$H$1]; COLUMN([.AZ1])+[.$D$1]; &quot;&quot;)">
            <text:p/>
          </table:table-cell>
          <table:table-cell table:formula="of:==IF(COLUMN([.BA2])&lt;=[.$H$1]; COLUMN([.BA1])+[.$D$1]; &quot;&quot;)">
            <text:p/>
          </table:table-cell>
          <table:table-cell table:formula="of:==IF(COLUMN([.BB2])&lt;=[.$H$1]; COLUMN([.BB1])+[.$D$1]; &quot;&quot;)">
            <text:p/>
          </table:table-cell>
          <table:table-cell table:formula="of:==IF(COLUMN([.BC2])&lt;=[.$H$1]; COLUMN([.BC1])+[.$D$1]; &quot;&quot;)">
            <text:p/>
          </table:table-cell>
          <table:table-cell table:formula="of:==IF(COLUMN([.BD2])&lt;=[.$H$1]; COLUMN([.BD1])+[.$D$1]; &quot;&quot;)">
            <text:p/>
          </table:table-cell>
          <table:table-cell table:formula="of:==IF(COLUMN([.BE2])&lt;=[.$H$1]; COLUMN([.BE1])+[.$D$1]; &quot;&quot;)">
            <text:p/>
          </table:table-cell>
          <table:table-cell table:formula="of:==IF(COLUMN([.BF2])&lt;=[.$H$1]; COLUMN([.BF1])+[.$D$1]; &quot;&quot;)">
            <text:p/>
          </table:table-cell>
          <table:table-cell table:formula="of:==IF(COLUMN([.BG2])&lt;=[.$H$1]; COLUMN([.BG1])+[.$D$1]; &quot;&quot;)">
            <text:p/>
          </table:table-cell>
          <table:table-cell table:formula="of:==IF(COLUMN([.BH2])&lt;=[.$H$1]; COLUMN([.BH1])+[.$D$1]; &quot;&quot;)">
            <text:p/>
          </table:table-cell>
          <table:table-cell table:formula="of:==IF(COLUMN([.BI2])&lt;=[.$H$1]; COLUMN([.BI1])+[.$D$1]; &quot;&quot;)">
            <text:p/>
          </table:table-cell>
          <table:table-cell table:formula="of:==IF(COLUMN([.BJ2])&lt;=[.$H$1]; COLUMN([.BJ1])+[.$D$1]; &quot;&quot;)">
            <text:p/>
          </table:table-cell>
          <table:table-cell table:formula="of:==IF(COLUMN([.BK2])&lt;=[.$H$1]; COLUMN([.BK1])+[.$D$1]; &quot;&quot;)">
            <text:p/>
          </table:table-cell>
          <table:table-cell table:formula="of:==IF(COLUMN([.BL2])&lt;=[.$H$1]; COLUMN([.BL1])+[.$D$1]; &quot;&quot;)">
            <text:p/>
          </table:table-cell>
          <table:table-cell table:formula="of:==IF(COLUMN([.BM2])&lt;=[.$H$1]; COLUMN([.BM1])+[.$D$1]; &quot;&quot;)">
            <text:p/>
          </table:table-cell>
          <table:table-cell table:formula="of:==IF(COLUMN([.BN2])&lt;=[.$H$1]; COLUMN([.BN1])+[.$D$1]; &quot;&quot;)">
            <text:p/>
          </table:table-cell>
          <table:table-cell table:formula="of:==IF(COLUMN([.BO2])&lt;=[.$H$1]; COLUMN([.BO1])+[.$D$1]; &quot;&quot;)">
            <text:p/>
          </table:table-cell>
          <table:table-cell table:formula="of:==IF(COLUMN([.BP2])&lt;=[.$H$1]; COLUMN([.BP1])+[.$D$1]; &quot;&quot;)">
            <text:p/>
          </table:table-cell>
          <table:table-cell table:formula="of:==IF(COLUMN([.BQ2])&lt;=[.$H$1]; COLUMN([.BQ1])+[.$D$1]; &quot;&quot;)">
            <text:p/>
          </table:table-cell>
          <table:table-cell table:formula="of:==IF(COLUMN([.BR2])&lt;=[.$H$1]; COLUMN([.BR1])+[.$D$1]; &quot;&quot;)">
            <text:p/>
          </table:table-cell>
          <table:table-cell table:formula="of:==IF(COLUMN([.BS2])&lt;=[.$H$1]; COLUMN([.BS1])+[.$D$1]; &quot;&quot;)">
            <text:p/>
          </table:table-cell>
          <table:table-cell table:formula="of:==IF(COLUMN([.BT2])&lt;=[.$H$1]; COLUMN([.BT1])+[.$D$1]; &quot;&quot;)">
            <text:p/>
          </table:table-cell>
          <table:table-cell table:formula="of:==IF(COLUMN([.BU2])&lt;=[.$H$1]; COLUMN([.BU1])+[.$D$1]; &quot;&quot;)">
            <text:p/>
          </table:table-cell>
          <table:table-cell table:formula="of:==IF(COLUMN([.BV2])&lt;=[.$H$1]; COLUMN([.BV1])+[.$D$1]; &quot;&quot;)">
            <text:p/>
          </table:table-cell>
          <table:table-cell table:formula="of:==IF(COLUMN([.BW2])&lt;=[.$H$1]; COLUMN([.BW1])+[.$D$1]; &quot;&quot;)">
            <text:p/>
          </table:table-cell>
          <table:table-cell table:formula="of:==IF(COLUMN([.BX2])&lt;=[.$H$1]; COLUMN([.BX1])+[.$D$1]; &quot;&quot;)">
            <text:p/>
          </table:table-cell>
          <table:table-cell table:formula="of:==IF(COLUMN([.BY2])&lt;=[.$H$1]; COLUMN([.BY1])+[.$D$1]; &quot;&quot;)">
            <text:p/>
          </table:table-cell>
          <table:table-cell table:formula="of:==IF(COLUMN([.BZ2])&lt;=[.$H$1]; COLUMN([.BZ1])+[.$D$1]; &quot;&quot;)">
            <text:p/>
          </table:table-cell>
          <table:table-cell table:formula="of:==IF(COLUMN([.CA2])&lt;=[.$H$1]; COLUMN([.CA1])+[.$D$1]; &quot;&quot;)">
            <text:p/>
          </table:table-cell>
          <table:table-cell table:formula="of:==IF(COLUMN([.CB2])&lt;=[.$H$1]; COLUMN([.CB1])+[.$D$1]; &quot;&quot;)">
            <text:p/>
          </table:table-cell>
          <table:table-cell table:formula="of:==IF(COLUMN([.CC2])&lt;=[.$H$1]; COLUMN([.CC1])+[.$D$1]; &quot;&quot;)">
            <text:p/>
          </table:table-cell>
          <table:table-cell table:formula="of:==IF(COLUMN([.CD2])&lt;=[.$H$1]; COLUMN([.CD1])+[.$D$1]; &quot;&quot;)">
            <text:p/>
          </table:table-cell>
          <table:table-cell table:formula="of:==IF(COLUMN([.CE2])&lt;=[.$H$1]; COLUMN([.CE1])+[.$D$1]; &quot;&quot;)">
            <text:p/>
          </table:table-cell>
          <table:table-cell table:formula="of:==IF(COLUMN([.CF2])&lt;=[.$H$1]; COLUMN([.CF1])+[.$D$1]; &quot;&quot;)">
            <text:p/>
          </table:table-cell>
          <table:table-cell table:formula="of:==IF(COLUMN([.CG2])&lt;=[.$H$1]; COLUMN([.CG1])+[.$D$1]; &quot;&quot;)">
            <text:p/>
          </table:table-cell>
          <table:table-cell table:formula="of:==IF(COLUMN([.CH2])&lt;=[.$H$1]; COLUMN([.CH1])+[.$D$1]; &quot;&quot;)">
            <text:p/>
          </table:table-cell>
          <table:table-cell table:formula="of:==IF(COLUMN([.CI2])&lt;=[.$H$1]; COLUMN([.CI1])+[.$D$1]; &quot;&quot;)">
            <text:p/>
          </table:table-cell>
          <table:table-cell table:formula="of:==IF(COLUMN([.CJ2])&lt;=[.$H$1]; COLUMN([.CJ1])+[.$D$1]; &quot;&quot;)">
            <text:p/>
          </table:table-cell>
          <table:table-cell table:formula="of:==IF(COLUMN([.CK2])&lt;=[.$H$1]; COLUMN([.CK1])+[.$D$1]; &quot;&quot;)">
            <text:p/>
          </table:table-cell>
          <table:table-cell table:formula="of:==IF(COLUMN([.CL2])&lt;=[.$H$1]; COLUMN([.CL1])+[.$D$1]; &quot;&quot;)">
            <text:p/>
          </table:table-cell>
          <table:table-cell table:formula="of:==IF(COLUMN([.CM2])&lt;=[.$H$1]; COLUMN([.CM1])+[.$D$1]; &quot;&quot;)">
            <text:p/>
          </table:table-cell>
          <table:table-cell table:formula="of:==IF(COLUMN([.CN2])&lt;=[.$H$1]; COLUMN([.CN1])+[.$D$1]; &quot;&quot;)">
            <text:p/>
          </table:table-cell>
          <table:table-cell table:formula="of:==IF(COLUMN([.CO2])&lt;=[.$H$1]; COLUMN([.CO1])+[.$D$1]; &quot;&quot;)">
            <text:p/>
          </table:table-cell>
          <table:table-cell table:formula="of:==IF(COLUMN([.CP2])&lt;=[.$H$1]; COLUMN([.CP1])+[.$D$1]; &quot;&quot;)">
            <text:p/>
          </table:table-cell>
          <table:table-cell table:formula="of:==IF(COLUMN([.CQ2])&lt;=[.$H$1]; COLUMN([.CQ1])+[.$D$1]; &quot;&quot;)">
            <text:p/>
          </table:table-cell>
          <table:table-cell table:formula="of:==IF(COLUMN([.CR2])&lt;=[.$H$1]; COLUMN([.CR1])+[.$D$1]; &quot;&quot;)">
            <text:p/>
          </table:table-cell>
          <table:table-cell table:formula="of:==IF(COLUMN([.CS2])&lt;=[.$H$1]; COLUMN([.CS1])+[.$D$1]; &quot;&quot;)">
            <text:p/>
          </table:table-cell>
          <table:table-cell table:formula="of:==IF(COLUMN([.CT2])&lt;=[.$H$1]; COLUMN([.CT1])+[.$D$1]; &quot;&quot;)">
            <text:p/>
          </table:table-cell>
          <table:table-cell table:formula="of:==IF(COLUMN([.CU2])&lt;=[.$H$1]; COLUMN([.CU1])+[.$D$1]; &quot;&quot;)">
            <text:p/>
          </table:table-cell>
          <table:table-cell table:formula="of:==IF(COLUMN([.CV2])&lt;=[.$H$1]; COLUMN([.CV1])+[.$D$1]; &quot;&quot;)">
            <text:p/>
          </table:table-cell>
          <table:table-cell table:formula="of:==IF(COLUMN([.CW2])&lt;=[.$H$1]; COLUMN([.CW1])+[.$D$1]; &quot;&quot;)">
            <text:p/>
          </table:table-cell>
          <table:table-cell table:formula="of:==IF(COLUMN([.CX2])&lt;=[.$H$1]; COLUMN([.CX1])+[.$D$1]; &quot;&quot;)">
            <text:p/>
          </table:table-cell>
          <table:table-cell table:formula="of:==IF(COLUMN([.CY2])&lt;=[.$H$1]; COLUMN([.CY1])+[.$D$1]; &quot;&quot;)">
            <text:p/>
          </table:table-cell>
          <table:table-cell table:formula="of:==IF(COLUMN([.CZ2])&lt;=[.$H$1]; COLUMN([.CZ1])+[.$D$1]; &quot;&quot;)">
            <text:p/>
          </table:table-cell>
          <table:table-cell table:formula="of:==IF(COLUMN([.DA2])&lt;=[.$H$1]; COLUMN([.DA1])+[.$D$1]; &quot;&quot;)">
            <text:p/>
          </table:table-cell>
          <table:table-cell table:formula="of:==IF(COLUMN([.DB2])&lt;=[.$H$1]; COLUMN([.DB1])+[.$D$1]; &quot;&quot;)">
            <text:p/>
          </table:table-cell>
          <table:table-cell table:formula="of:==IF(COLUMN([.DC2])&lt;=[.$H$1]; COLUMN([.DC1])+[.$D$1]; &quot;&quot;)">
            <text:p/>
          </table:table-cell>
          <table:table-cell table:formula="of:==IF(COLUMN([.DD2])&lt;=[.$H$1]; COLUMN([.DD1])+[.$D$1]; &quot;&quot;)">
            <text:p/>
          </table:table-cell>
          <table:table-cell table:formula="of:==IF(COLUMN([.DE2])&lt;=[.$H$1]; COLUMN([.DE1])+[.$D$1]; &quot;&quot;)">
            <text:p/>
          </table:table-cell>
          <table:table-cell table:formula="of:==IF(COLUMN([.DF2])&lt;=[.$H$1]; COLUMN([.DF1])+[.$D$1]; &quot;&quot;)">
            <text:p/>
          </table:table-cell>
          <table:table-cell table:formula="of:==IF(COLUMN([.DG2])&lt;=[.$H$1]; COLUMN([.DG1])+[.$D$1]; &quot;&quot;)">
            <text:p/>
          </table:table-cell>
          <table:table-cell table:formula="of:==IF(COLUMN([.DH2])&lt;=[.$H$1]; COLUMN([.DH1])+[.$D$1]; &quot;&quot;)">
            <text:p/>
          </table:table-cell>
          <table:table-cell table:formula="of:==IF(COLUMN([.DI2])&lt;=[.$H$1]; COLUMN([.DI1])+[.$D$1]; &quot;&quot;)">
            <text:p/>
          </table:table-cell>
          <table:table-cell table:formula="of:==IF(COLUMN([.DJ2])&lt;=[.$H$1]; COLUMN([.DJ1])+[.$D$1]; &quot;&quot;)">
            <text:p/>
          </table:table-cell>
          <table:table-cell table:formula="of:==IF(COLUMN([.DK2])&lt;=[.$H$1]; COLUMN([.DK1])+[.$D$1]; &quot;&quot;)">
            <text:p/>
          </table:table-cell>
          <table:table-cell table:formula="of:==IF(COLUMN([.DL2])&lt;=[.$H$1]; COLUMN([.DL1])+[.$D$1]; &quot;&quot;)">
            <text:p/>
          </table:table-cell>
          <table:table-cell table:formula="of:==IF(COLUMN([.DM2])&lt;=[.$H$1]; COLUMN([.DM1])+[.$D$1]; &quot;&quot;)">
            <text:p/>
          </table:table-cell>
          <table:table-cell table:formula="of:==IF(COLUMN([.DN2])&lt;=[.$H$1]; COLUMN([.DN1])+[.$D$1]; &quot;&quot;)">
            <text:p/>
          </table:table-cell>
          <table:table-cell table:formula="of:==IF(COLUMN([.DO2])&lt;=[.$H$1]; COLUMN([.DO1])+[.$D$1]; &quot;&quot;)">
            <text:p/>
          </table:table-cell>
          <table:table-cell table:formula="of:==IF(COLUMN([.DP2])&lt;=[.$H$1]; COLUMN([.DP1])+[.$D$1]; &quot;&quot;)">
            <text:p/>
          </table:table-cell>
          <table:table-cell table:formula="of:==IF(COLUMN([.DQ2])&lt;=[.$H$1]; COLUMN([.DQ1])+[.$D$1]; &quot;&quot;)">
            <text:p/>
          </table:table-cell>
          <table:table-cell table:formula="of:==IF(COLUMN([.DR2])&lt;=[.$H$1]; COLUMN([.DR1])+[.$D$1]; &quot;&quot;)">
            <text:p/>
          </table:table-cell>
          <table:table-cell table:formula="of:==IF(COLUMN([.DS2])&lt;=[.$H$1]; COLUMN([.DS1])+[.$D$1]; &quot;&quot;)">
            <text:p/>
          </table:table-cell>
          <table:table-cell table:formula="of:==IF(COLUMN([.DT2])&lt;=[.$H$1]; COLUMN([.DT1])+[.$D$1]; &quot;&quot;)">
            <text:p/>
          </table:table-cell>
          <table:table-cell table:formula="of:==IF(COLUMN([.DU2])&lt;=[.$H$1]; COLUMN([.DU1])+[.$D$1]; &quot;&quot;)">
            <text:p/>
          </table:table-cell>
          <table:table-cell table:formula="of:==IF(COLUMN([.DV2])&lt;=[.$H$1]; COLUMN([.DV1])+[.$D$1]; &quot;&quot;)">
            <text:p/>
          </table:table-cell>
          <table:table-cell table:formula="of:==IF(COLUMN([.DW2])&lt;=[.$H$1]; COLUMN([.DW1])+[.$D$1]; &quot;&quot;)">
            <text:p/>
          </table:table-cell>
          <table:table-cell table:formula="of:==IF(COLUMN([.DX2])&lt;=[.$H$1]; COLUMN([.DX1])+[.$D$1]; &quot;&quot;)">
            <text:p/>
          </table:table-cell>
          <table:table-cell table:formula="of:==IF(COLUMN([.DY2])&lt;=[.$H$1]; COLUMN([.DY1])+[.$D$1]; &quot;&quot;)">
            <text:p/>
          </table:table-cell>
          <table:table-cell table:formula="of:==IF(COLUMN([.DZ2])&lt;=[.$H$1]; COLUMN([.DZ1])+[.$D$1]; &quot;&quot;)">
            <text:p/>
          </table:table-cell>
          <table:table-cell table:formula="of:==IF(COLUMN([.EA2])&lt;=[.$H$1]; COLUMN([.EA1])+[.$D$1]; &quot;&quot;)">
            <text:p/>
          </table:table-cell>
          <table:table-cell table:formula="of:==IF(COLUMN([.EB2])&lt;=[.$H$1]; COLUMN([.EB1])+[.$D$1]; &quot;&quot;)">
            <text:p/>
          </table:table-cell>
          <table:table-cell table:formula="of:==IF(COLUMN([.EC2])&lt;=[.$H$1]; COLUMN([.EC1])+[.$D$1]; &quot;&quot;)">
            <text:p/>
          </table:table-cell>
          <table:table-cell table:formula="of:==IF(COLUMN([.ED2])&lt;=[.$H$1]; COLUMN([.ED1])+[.$D$1]; &quot;&quot;)">
            <text:p/>
          </table:table-cell>
          <table:table-cell table:formula="of:==IF(COLUMN([.EE2])&lt;=[.$H$1]; COLUMN([.EE1])+[.$D$1]; &quot;&quot;)">
            <text:p/>
          </table:table-cell>
          <table:table-cell table:formula="of:==IF(COLUMN([.EF2])&lt;=[.$H$1]; COLUMN([.EF1])+[.$D$1]; &quot;&quot;)">
            <text:p/>
          </table:table-cell>
          <table:table-cell table:formula="of:==IF(COLUMN([.EG2])&lt;=[.$H$1]; COLUMN([.EG1])+[.$D$1]; &quot;&quot;)">
            <text:p/>
          </table:table-cell>
          <table:table-cell table:formula="of:==IF(COLUMN([.EH2])&lt;=[.$H$1]; COLUMN([.EH1])+[.$D$1]; &quot;&quot;)">
            <text:p/>
          </table:table-cell>
          <table:table-cell table:formula="of:==IF(COLUMN([.EI2])&lt;=[.$H$1]; COLUMN([.EI1])+[.$D$1]; &quot;&quot;)">
            <text:p/>
          </table:table-cell>
          <table:table-cell table:formula="of:==IF(COLUMN([.EJ2])&lt;=[.$H$1]; COLUMN([.EJ1])+[.$D$1]; &quot;&quot;)">
            <text:p/>
          </table:table-cell>
          <table:table-cell table:formula="of:==IF(COLUMN([.EK2])&lt;=[.$H$1]; COLUMN([.EK1])+[.$D$1]; &quot;&quot;)">
            <text:p/>
          </table:table-cell>
          <table:table-cell table:formula="of:==IF(COLUMN([.EL2])&lt;=[.$H$1]; COLUMN([.EL1])+[.$D$1]; &quot;&quot;)">
            <text:p/>
          </table:table-cell>
          <table:table-cell table:formula="of:==IF(COLUMN([.EM2])&lt;=[.$H$1]; COLUMN([.EM1])+[.$D$1]; &quot;&quot;)">
            <text:p/>
          </table:table-cell>
          <table:table-cell table:formula="of:==IF(COLUMN([.EN2])&lt;=[.$H$1]; COLUMN([.EN1])+[.$D$1]; &quot;&quot;)">
            <text:p/>
          </table:table-cell>
          <table:table-cell table:formula="of:==IF(COLUMN([.EO2])&lt;=[.$H$1]; COLUMN([.EO1])+[.$D$1]; &quot;&quot;)">
            <text:p/>
          </table:table-cell>
          <table:table-cell table:formula="of:==IF(COLUMN([.EP2])&lt;=[.$H$1]; COLUMN([.EP1])+[.$D$1]; &quot;&quot;)">
            <text:p/>
          </table:table-cell>
          <table:table-cell table:formula="of:==IF(COLUMN([.EQ2])&lt;=[.$H$1]; COLUMN([.EQ1])+[.$D$1]; &quot;&quot;)">
            <text:p/>
          </table:table-cell>
          <table:table-cell table:formula="of:==IF(COLUMN([.ER2])&lt;=[.$H$1]; COLUMN([.ER1])+[.$D$1]; &quot;&quot;)">
            <text:p/>
          </table:table-cell>
          <table:table-cell table:formula="of:==IF(COLUMN([.ES2])&lt;=[.$H$1]; COLUMN([.ES1])+[.$D$1]; &quot;&quot;)">
            <text:p/>
          </table:table-cell>
          <table:table-cell table:formula="of:==IF(COLUMN([.ET2])&lt;=[.$H$1]; COLUMN([.ET1])+[.$D$1]; &quot;&quot;)">
            <text:p/>
          </table:table-cell>
          <table:table-cell table:formula="of:==IF(COLUMN([.EU2])&lt;=[.$H$1]; COLUMN([.EU1])+[.$D$1]; &quot;&quot;)">
            <text:p/>
          </table:table-cell>
          <table:table-cell table:formula="of:==IF(COLUMN([.EV2])&lt;=[.$H$1]; COLUMN([.EV1])+[.$D$1]; &quot;&quot;)">
            <text:p/>
          </table:table-cell>
          <table:table-cell table:formula="of:==IF(COLUMN([.EW2])&lt;=[.$H$1]; COLUMN([.EW1])+[.$D$1]; &quot;&quot;)">
            <text:p/>
          </table:table-cell>
          <table:table-cell table:formula="of:==IF(COLUMN([.EX2])&lt;=[.$H$1]; COLUMN([.EX1])+[.$D$1]; &quot;&quot;)">
            <text:p/>
          </table:table-cell>
          <table:table-cell table:formula="of:==IF(COLUMN([.EY2])&lt;=[.$H$1]; COLUMN([.EY1])+[.$D$1]; &quot;&quot;)">
            <text:p/>
          </table:table-cell>
          <table:table-cell table:formula="of:==IF(COLUMN([.EZ2])&lt;=[.$H$1]; COLUMN([.EZ1])+[.$D$1]; &quot;&quot;)">
            <text:p/>
          </table:table-cell>
          <table:table-cell table:formula="of:==IF(COLUMN([.FA2])&lt;=[.$H$1]; COLUMN([.FA1])+[.$D$1]; &quot;&quot;)">
            <text:p/>
          </table:table-cell>
          <table:table-cell table:formula="of:==IF(COLUMN([.FB2])&lt;=[.$H$1]; COLUMN([.FB1])+[.$D$1]; &quot;&quot;)">
            <text:p/>
          </table:table-cell>
          <table:table-cell table:formula="of:==IF(COLUMN([.FC2])&lt;=[.$H$1]; COLUMN([.FC1])+[.$D$1]; &quot;&quot;)">
            <text:p/>
          </table:table-cell>
          <table:table-cell table:formula="of:==IF(COLUMN([.FD2])&lt;=[.$H$1]; COLUMN([.FD1])+[.$D$1]; &quot;&quot;)">
            <text:p/>
          </table:table-cell>
          <table:table-cell table:formula="of:==IF(COLUMN([.FE2])&lt;=[.$H$1]; COLUMN([.FE1])+[.$D$1]; &quot;&quot;)">
            <text:p/>
          </table:table-cell>
          <table:table-cell table:formula="of:==IF(COLUMN([.FF2])&lt;=[.$H$1]; COLUMN([.FF1])+[.$D$1]; &quot;&quot;)">
            <text:p/>
          </table:table-cell>
          <table:table-cell table:formula="of:==IF(COLUMN([.FG2])&lt;=[.$H$1]; COLUMN([.FG1])+[.$D$1]; &quot;&quot;)">
            <text:p/>
          </table:table-cell>
          <table:table-cell table:formula="of:==IF(COLUMN([.FH2])&lt;=[.$H$1]; COLUMN([.FH1])+[.$D$1]; &quot;&quot;)">
            <text:p/>
          </table:table-cell>
          <table:table-cell table:formula="of:==IF(COLUMN([.FI2])&lt;=[.$H$1]; COLUMN([.FI1])+[.$D$1]; &quot;&quot;)">
            <text:p/>
          </table:table-cell>
          <table:table-cell table:formula="of:==IF(COLUMN([.FJ2])&lt;=[.$H$1]; COLUMN([.FJ1])+[.$D$1]; &quot;&quot;)">
            <text:p/>
          </table:table-cell>
          <table:table-cell table:formula="of:==IF(COLUMN([.FK2])&lt;=[.$H$1]; COLUMN([.FK1])+[.$D$1]; &quot;&quot;)">
            <text:p/>
          </table:table-cell>
          <table:table-cell table:formula="of:==IF(COLUMN([.FL2])&lt;=[.$H$1]; COLUMN([.FL1])+[.$D$1]; &quot;&quot;)">
            <text:p/>
          </table:table-cell>
          <table:table-cell table:formula="of:==IF(COLUMN([.FM2])&lt;=[.$H$1]; COLUMN([.FM1])+[.$D$1]; &quot;&quot;)">
            <text:p/>
          </table:table-cell>
          <table:table-cell table:formula="of:==IF(COLUMN([.FN2])&lt;=[.$H$1]; COLUMN([.FN1])+[.$D$1]; &quot;&quot;)">
            <text:p/>
          </table:table-cell>
          <table:table-cell table:formula="of:==IF(COLUMN([.FO2])&lt;=[.$H$1]; COLUMN([.FO1])+[.$D$1]; &quot;&quot;)">
            <text:p/>
          </table:table-cell>
          <table:table-cell table:formula="of:==IF(COLUMN([.FP2])&lt;=[.$H$1]; COLUMN([.FP1])+[.$D$1]; &quot;&quot;)">
            <text:p/>
          </table:table-cell>
          <table:table-cell table:formula="of:==IF(COLUMN([.FQ2])&lt;=[.$H$1]; COLUMN([.FQ1])+[.$D$1]; &quot;&quot;)">
            <text:p/>
          </table:table-cell>
          <table:table-cell table:formula="of:==IF(COLUMN([.FR2])&lt;=[.$H$1]; COLUMN([.FR1])+[.$D$1]; &quot;&quot;)">
            <text:p/>
          </table:table-cell>
          <table:table-cell table:formula="of:==IF(COLUMN([.FS2])&lt;=[.$H$1]; COLUMN([.FS1])+[.$D$1]; &quot;&quot;)">
            <text:p/>
          </table:table-cell>
          <table:table-cell table:formula="of:==IF(COLUMN([.FT2])&lt;=[.$H$1]; COLUMN([.FT1])+[.$D$1]; &quot;&quot;)">
            <text:p/>
          </table:table-cell>
          <table:table-cell table:formula="of:==IF(COLUMN([.FU2])&lt;=[.$H$1]; COLUMN([.FU1])+[.$D$1]; &quot;&quot;)">
            <text:p/>
          </table:table-cell>
          <table:table-cell table:formula="of:==IF(COLUMN([.FV2])&lt;=[.$H$1]; COLUMN([.FV1])+[.$D$1]; &quot;&quot;)">
            <text:p/>
          </table:table-cell>
          <table:table-cell table:formula="of:==IF(COLUMN([.FW2])&lt;=[.$H$1]; COLUMN([.FW1])+[.$D$1]; &quot;&quot;)">
            <text:p/>
          </table:table-cell>
          <table:table-cell table:formula="of:==IF(COLUMN([.FX2])&lt;=[.$H$1]; COLUMN([.FX1])+[.$D$1]; &quot;&quot;)">
            <text:p/>
          </table:table-cell>
          <table:table-cell table:formula="of:==IF(COLUMN([.FY2])&lt;=[.$H$1]; COLUMN([.FY1])+[.$D$1]; &quot;&quot;)">
            <text:p/>
          </table:table-cell>
          <table:table-cell table:formula="of:==IF(COLUMN([.FZ2])&lt;=[.$H$1]; COLUMN([.FZ1])+[.$D$1]; &quot;&quot;)">
            <text:p/>
          </table:table-cell>
          <table:table-cell table:formula="of:==IF(COLUMN([.GA2])&lt;=[.$H$1]; COLUMN([.GA1])+[.$D$1]; &quot;&quot;)">
            <text:p/>
          </table:table-cell>
          <table:table-cell table:formula="of:==IF(COLUMN([.GB2])&lt;=[.$H$1]; COLUMN([.GB1])+[.$D$1]; &quot;&quot;)">
            <text:p/>
          </table:table-cell>
          <table:table-cell table:formula="of:==IF(COLUMN([.GC2])&lt;=[.$H$1]; COLUMN([.GC1])+[.$D$1]; &quot;&quot;)">
            <text:p/>
          </table:table-cell>
          <table:table-cell table:formula="of:==IF(COLUMN([.GD2])&lt;=[.$H$1]; COLUMN([.GD1])+[.$D$1]; &quot;&quot;)">
            <text:p/>
          </table:table-cell>
          <table:table-cell table:formula="of:==IF(COLUMN([.GE2])&lt;=[.$H$1]; COLUMN([.GE1])+[.$D$1]; &quot;&quot;)">
            <text:p/>
          </table:table-cell>
          <table:table-cell table:formula="of:==IF(COLUMN([.GF2])&lt;=[.$H$1]; COLUMN([.GF1])+[.$D$1]; &quot;&quot;)">
            <text:p/>
          </table:table-cell>
          <table:table-cell table:formula="of:==IF(COLUMN([.GG2])&lt;=[.$H$1]; COLUMN([.GG1])+[.$D$1]; &quot;&quot;)">
            <text:p/>
          </table:table-cell>
          <table:table-cell table:formula="of:==IF(COLUMN([.GH2])&lt;=[.$H$1]; COLUMN([.GH1])+[.$D$1]; &quot;&quot;)">
            <text:p/>
          </table:table-cell>
          <table:table-cell table:formula="of:==IF(COLUMN([.GI2])&lt;=[.$H$1]; COLUMN([.GI1])+[.$D$1]; &quot;&quot;)">
            <text:p/>
          </table:table-cell>
          <table:table-cell table:formula="of:==IF(COLUMN([.GJ2])&lt;=[.$H$1]; COLUMN([.GJ1])+[.$D$1]; &quot;&quot;)">
            <text:p/>
          </table:table-cell>
          <table:table-cell table:formula="of:==IF(COLUMN([.GK2])&lt;=[.$H$1]; COLUMN([.GK1])+[.$D$1]; &quot;&quot;)">
            <text:p/>
          </table:table-cell>
          <table:table-cell table:formula="of:==IF(COLUMN([.GL2])&lt;=[.$H$1]; COLUMN([.GL1])+[.$D$1]; &quot;&quot;)">
            <text:p/>
          </table:table-cell>
          <table:table-cell table:formula="of:==IF(COLUMN([.GM2])&lt;=[.$H$1]; COLUMN([.GM1])+[.$D$1]; &quot;&quot;)">
            <text:p/>
          </table:table-cell>
          <table:table-cell table:formula="of:==IF(COLUMN([.GN2])&lt;=[.$H$1]; COLUMN([.GN1])+[.$D$1]; &quot;&quot;)">
            <text:p/>
          </table:table-cell>
          <table:table-cell table:formula="of:==IF(COLUMN([.GO2])&lt;=[.$H$1]; COLUMN([.GO1])+[.$D$1]; &quot;&quot;)">
            <text:p/>
          </table:table-cell>
          <table:table-cell table:formula="of:==IF(COLUMN([.GP2])&lt;=[.$H$1]; COLUMN([.GP1])+[.$D$1]; &quot;&quot;)">
            <text:p/>
          </table:table-cell>
          <table:table-cell table:formula="of:==IF(COLUMN([.GQ2])&lt;=[.$H$1]; COLUMN([.GQ1])+[.$D$1]; &quot;&quot;)">
            <text:p/>
          </table:table-cell>
          <table:table-cell table:formula="of:==IF(COLUMN([.GR2])&lt;=[.$H$1]; COLUMN([.GR1])+[.$D$1]; &quot;&quot;)">
            <text:p/>
          </table:table-cell>
        </table:table-row>
        <table:table-row table:style-name="ro1">
          <table:table-cell table:style-name="ce1" office:value-type="string" calcext:value-type="string">
            <text:p>Graph data:</text:p>
          </table:table-cell>
          <table:table-cell table:number-columns-repeated="199"/>
        </table:table-row>
        <table:table-row table:style-name="ro1">
          <table:table-cell table:formula="of:=IF(COLUMN([.A4])&lt;=[.$H$1]; OFFSET([.A$4]; ([.$B$1]-4); [.$D$1]); &quot;&quot;)" office:value-type="float" office:value="-16" calcext:value-type="float">
            <text:p>-16</text:p>
          </table:table-cell>
          <table:table-cell table:formula="of:=IF(COLUMN([.B4])&lt;=[.$H$1]; OFFSET([.B$4]; ([.$B$1]-4); [.$D$1]); &quot;&quot;)" office:value-type="float" office:value="13" calcext:value-type="float">
            <text:p>13</text:p>
          </table:table-cell>
          <table:table-cell table:formula="of:=IF(COLUMN([.C4])&lt;=[.$H$1]; OFFSET([.C$4]; ([.$B$1]-4); [.$D$1]); &quot;&quot;)" office:value-type="float" office:value="-3" calcext:value-type="float">
            <text:p>-3</text:p>
          </table:table-cell>
          <table:table-cell table:formula="of:=IF(COLUMN([.D4])&lt;=[.$H$1]; OFFSET([.D$4]; ([.$B$1]-4); [.$D$1]); &quot;&quot;)" office:value-type="float" office:value="2" calcext:value-type="float">
            <text:p>2</text:p>
          </table:table-cell>
          <table:table-cell table:formula="of:=IF(COLUMN([.E4])&lt;=[.$H$1]; OFFSET([.E$4]; ([.$B$1]-4); [.$D$1]); &quot;&quot;)" office:value-type="float" office:value="2" calcext:value-type="float">
            <text:p>2</text:p>
          </table:table-cell>
          <table:table-cell table:formula="of:=IF(COLUMN([.F4])&lt;=[.$H$1]; OFFSET([.F$4]; ([.$B$1]-4); [.$D$1]); &quot;&quot;)" office:value-type="float" office:value="0" calcext:value-type="float">
            <text:p>0</text:p>
          </table:table-cell>
          <table:table-cell table:formula="of:=IF(COLUMN([.G4])&lt;=[.$H$1]; OFFSET([.G$4]; ([.$B$1]-4); [.$D$1]); &quot;&quot;)" office:value-type="float" office:value="53" calcext:value-type="float">
            <text:p>53</text:p>
          </table:table-cell>
          <table:table-cell table:formula="of:=IF(COLUMN([.H4])&lt;=[.$H$1]; OFFSET([.H$4]; ([.$B$1]-4); [.$D$1]); &quot;&quot;)" office:value-type="float" office:value="-71" calcext:value-type="float">
            <text:p>-71</text:p>
          </table:table-cell>
          <table:table-cell table:formula="of:=IF(COLUMN([.I4])&lt;=[.$H$1]; OFFSET([.I$4]; ([.$B$1]-4); [.$D$1]); &quot;&quot;)" office:value-type="float" office:value="-310" calcext:value-type="float">
            <text:p>-310</text:p>
          </table:table-cell>
          <table:table-cell table:formula="of:=IF(COLUMN([.J4])&lt;=[.$H$1]; OFFSET([.J$4]; ([.$B$1]-4); [.$D$1]); &quot;&quot;)" office:value-type="float" office:value="-9217" calcext:value-type="float">
            <text:p>-9217</text:p>
          </table:table-cell>
          <table:table-cell table:formula="of:=IF(COLUMN([.K4])&lt;=[.$H$1]; OFFSET([.K$4]; ([.$B$1]-4); [.$D$1]); &quot;&quot;)" office:value-type="float" office:value="3501" calcext:value-type="float">
            <text:p>3501</text:p>
          </table:table-cell>
          <table:table-cell table:formula="of:=IF(COLUMN([.L4])&lt;=[.$H$1]; OFFSET([.L$4]; ([.$B$1]-4); [.$D$1]); &quot;&quot;)" office:value-type="float" office:value="1765" calcext:value-type="float">
            <text:p>1765</text:p>
          </table:table-cell>
          <table:table-cell table:formula="of:=IF(COLUMN([.M4])&lt;=[.$H$1]; OFFSET([.M$4]; ([.$B$1]-4); [.$D$1]); &quot;&quot;)" office:value-type="float" office:value="-817" calcext:value-type="float">
            <text:p>-817</text:p>
          </table:table-cell>
          <table:table-cell table:formula="of:=IF(COLUMN([.N4])&lt;=[.$H$1]; OFFSET([.N$4]; ([.$B$1]-4); [.$D$1]); &quot;&quot;)" office:value-type="float" office:value="-1284" calcext:value-type="float">
            <text:p>-1284</text:p>
          </table:table-cell>
          <table:table-cell table:formula="of:=IF(COLUMN([.O4])&lt;=[.$H$1]; OFFSET([.O$4]; ([.$B$1]-4); [.$D$1]); &quot;&quot;)" office:value-type="float" office:value="-1349" calcext:value-type="float">
            <text:p>-1349</text:p>
          </table:table-cell>
          <table:table-cell table:formula="of:=IF(COLUMN([.P4])&lt;=[.$H$1]; OFFSET([.P$4]; ([.$B$1]-4); [.$D$1]); &quot;&quot;)" office:value-type="float" office:value="883" calcext:value-type="float">
            <text:p>883</text:p>
          </table:table-cell>
          <table:table-cell table:formula="of:=IF(COLUMN([.Q4])&lt;=[.$H$1]; OFFSET([.Q$4]; ([.$B$1]-4); [.$D$1]); &quot;&quot;)" office:value-type="float" office:value="2200" calcext:value-type="float">
            <text:p>2200</text:p>
          </table:table-cell>
          <table:table-cell table:formula="of:=IF(COLUMN([.R4])&lt;=[.$H$1]; OFFSET([.R$4]; ([.$B$1]-4); [.$D$1]); &quot;&quot;)" office:value-type="float" office:value="516" calcext:value-type="float">
            <text:p>516</text:p>
          </table:table-cell>
          <table:table-cell table:formula="of:=IF(COLUMN([.S4])&lt;=[.$H$1]; OFFSET([.S$4]; ([.$B$1]-4); [.$D$1]); &quot;&quot;)" office:value-type="float" office:value="-860" calcext:value-type="float">
            <text:p>-860</text:p>
          </table:table-cell>
          <table:table-cell table:formula="of:=IF(COLUMN([.T4])&lt;=[.$H$1]; OFFSET([.T$4]; ([.$B$1]-4); [.$D$1]); &quot;&quot;)" office:value-type="float" office:value="-951" calcext:value-type="float">
            <text:p>-951</text:p>
          </table:table-cell>
          <table:table-cell table:formula="of:=IF(COLUMN([.U4])&lt;=[.$H$1]; OFFSET([.U$4]; ([.$B$1]-4); [.$D$1]); &quot;&quot;)" office:value-type="float" office:value="460" calcext:value-type="float">
            <text:p>460</text:p>
          </table:table-cell>
          <table:table-cell table:formula="of:=IF(COLUMN([.V4])&lt;=[.$H$1]; OFFSET([.V$4]; ([.$B$1]-4); [.$D$1]); &quot;&quot;)" office:value-type="float" office:value="519" calcext:value-type="float">
            <text:p>519</text:p>
          </table:table-cell>
          <table:table-cell table:formula="of:=IF(COLUMN([.W4])&lt;=[.$H$1]; OFFSET([.W$4]; ([.$B$1]-4); [.$D$1]); &quot;&quot;)" office:value-type="float" office:value="-96" calcext:value-type="float">
            <text:p>-96</text:p>
          </table:table-cell>
          <table:table-cell table:formula="of:=IF(COLUMN([.X4])&lt;=[.$H$1]; OFFSET([.X$4]; ([.$B$1]-4); [.$D$1]); &quot;&quot;)" office:value-type="float" office:value="-600" calcext:value-type="float">
            <text:p>-600</text:p>
          </table:table-cell>
          <table:table-cell table:formula="of:=IF(COLUMN([.Y4])&lt;=[.$H$1]; OFFSET([.Y$4]; ([.$B$1]-4); [.$D$1]); &quot;&quot;)" office:value-type="float" office:value="-116" calcext:value-type="float">
            <text:p>-116</text:p>
          </table:table-cell>
          <table:table-cell table:formula="of:=IF(COLUMN([.Z4])&lt;=[.$H$1]; OFFSET([.Z$4]; ([.$B$1]-4); [.$D$1]); &quot;&quot;)" office:value-type="float" office:value="684" calcext:value-type="float">
            <text:p>684</text:p>
          </table:table-cell>
          <table:table-cell table:formula="of:=IF(COLUMN([.AA4])&lt;=[.$H$1]; OFFSET([.AA$4]; ([.$B$1]-4); [.$D$1]); &quot;&quot;)" office:value-type="float" office:value="71" calcext:value-type="float">
            <text:p>71</text:p>
          </table:table-cell>
          <table:table-cell table:formula="of:=IF(COLUMN([.AB4])&lt;=[.$H$1]; OFFSET([.AB$4]; ([.$B$1]-4); [.$D$1]); &quot;&quot;)" office:value-type="float" office:value="-470" calcext:value-type="float">
            <text:p>-470</text:p>
          </table:table-cell>
          <table:table-cell table:formula="of:=IF(COLUMN([.AC4])&lt;=[.$H$1]; OFFSET([.AC$4]; ([.$B$1]-4); [.$D$1]); &quot;&quot;)" office:value-type="float" office:value="-107" calcext:value-type="float">
            <text:p>-107</text:p>
          </table:table-cell>
          <table:table-cell table:formula="of:=IF(COLUMN([.AD4])&lt;=[.$H$1]; OFFSET([.AD$4]; ([.$B$1]-4); [.$D$1]); &quot;&quot;)" office:value-type="float" office:value="321" calcext:value-type="float">
            <text:p>321</text:p>
          </table:table-cell>
          <table:table-cell table:formula="of:=IF(COLUMN([.AE4])&lt;=[.$H$1]; OFFSET([.AE$4]; ([.$B$1]-4); [.$D$1]); &quot;&quot;)" office:value-type="float" office:value="373" calcext:value-type="float">
            <text:p>373</text:p>
          </table:table-cell>
          <table:table-cell table:formula="of:=IF(COLUMN([.AF4])&lt;=[.$H$1]; OFFSET([.AF$4]; ([.$B$1]-4); [.$D$1]); &quot;&quot;)" office:value-type="float" office:value="-330" calcext:value-type="float">
            <text:p>-330</text:p>
          </table:table-cell>
          <table:table-cell table:formula="of:=IF(COLUMN([.AG4])&lt;=[.$H$1]; OFFSET([.AG$4]; ([.$B$1]-4); [.$D$1]); &quot;&quot;)" office:value-type="float" office:value="-340" calcext:value-type="float">
            <text:p>-340</text:p>
          </table:table-cell>
          <table:table-cell table:formula="of:=IF(COLUMN([.AH4])&lt;=[.$H$1]; OFFSET([.AH$4]; ([.$B$1]-4); [.$D$1]); &quot;&quot;)" office:value-type="float" office:value="205" calcext:value-type="float">
            <text:p>205</text:p>
          </table:table-cell>
          <table:table-cell table:formula="of:=IF(COLUMN([.AI4])&lt;=[.$H$1]; OFFSET([.AI$4]; ([.$B$1]-4); [.$D$1]); &quot;&quot;)" office:value-type="float" office:value="156" calcext:value-type="float">
            <text:p>156</text:p>
          </table:table-cell>
          <table:table-cell table:formula="of:=IF(COLUMN([.AJ4])&lt;=[.$H$1]; OFFSET([.AJ$4]; ([.$B$1]-4); [.$D$1]); &quot;&quot;)" office:value-type="float" office:value="-48" calcext:value-type="float">
            <text:p>-48</text:p>
          </table:table-cell>
          <table:table-cell table:formula="of:=IF(COLUMN([.AK4])&lt;=[.$H$1]; OFFSET([.AK$4]; ([.$B$1]-4); [.$D$1]); &quot;&quot;)" office:value-type="float" office:value="-184" calcext:value-type="float">
            <text:p>-184</text:p>
          </table:table-cell>
          <table:table-cell table:formula="of:=IF(COLUMN([.AL4])&lt;=[.$H$1]; OFFSET([.AL$4]; ([.$B$1]-4); [.$D$1]); &quot;&quot;)" office:value-type="float" office:value="-37" calcext:value-type="float">
            <text:p>-37</text:p>
          </table:table-cell>
          <table:table-cell table:formula="of:=IF(COLUMN([.AM4])&lt;=[.$H$1]; OFFSET([.AM$4]; ([.$B$1]-4); [.$D$1]); &quot;&quot;)" office:value-type="float" office:value="311" calcext:value-type="float">
            <text:p>311</text:p>
          </table:table-cell>
          <table:table-cell table:formula="of:=IF(COLUMN([.AN4])&lt;=[.$H$1]; OFFSET([.AN$4]; ([.$B$1]-4); [.$D$1]); &quot;&quot;)" office:value-type="float" office:value="59" calcext:value-type="float">
            <text:p>59</text:p>
          </table:table-cell>
          <table:table-cell table:formula="of:=IF(COLUMN([.AO4])&lt;=[.$H$1]; OFFSET([.AO$4]; ([.$B$1]-4); [.$D$1]); &quot;&quot;)">
            <text:p/>
          </table:table-cell>
          <table:table-cell table:formula="of:=IF(COLUMN([.AP4])&lt;=[.$H$1]; OFFSET([.AP$4]; ([.$B$1]-4); [.$D$1]); &quot;&quot;)">
            <text:p/>
          </table:table-cell>
          <table:table-cell table:formula="of:=IF(COLUMN([.AQ4])&lt;=[.$H$1]; OFFSET([.AQ$4]; ([.$B$1]-4); [.$D$1]); &quot;&quot;)">
            <text:p/>
          </table:table-cell>
          <table:table-cell table:formula="of:=IF(COLUMN([.AR4])&lt;=[.$H$1]; OFFSET([.AR$4]; ([.$B$1]-4); [.$D$1]); &quot;&quot;)">
            <text:p/>
          </table:table-cell>
          <table:table-cell table:formula="of:=IF(COLUMN([.AS4])&lt;=[.$H$1]; OFFSET([.AS$4]; ([.$B$1]-4); [.$D$1]); &quot;&quot;)">
            <text:p/>
          </table:table-cell>
          <table:table-cell table:formula="of:=IF(COLUMN([.AT4])&lt;=[.$H$1]; OFFSET([.AT$4]; ([.$B$1]-4); [.$D$1]); &quot;&quot;)">
            <text:p/>
          </table:table-cell>
          <table:table-cell table:formula="of:=IF(COLUMN([.AU4])&lt;=[.$H$1]; OFFSET([.AU$4]; ([.$B$1]-4); [.$D$1]); &quot;&quot;)">
            <text:p/>
          </table:table-cell>
          <table:table-cell table:formula="of:=IF(COLUMN([.AV4])&lt;=[.$H$1]; OFFSET([.AV$4]; ([.$B$1]-4); [.$D$1]); &quot;&quot;)">
            <text:p/>
          </table:table-cell>
          <table:table-cell table:formula="of:=IF(COLUMN([.AW4])&lt;=[.$H$1]; OFFSET([.AW$4]; ([.$B$1]-4); [.$D$1]); &quot;&quot;)">
            <text:p/>
          </table:table-cell>
          <table:table-cell table:formula="of:=IF(COLUMN([.AX4])&lt;=[.$H$1]; OFFSET([.AX$4]; ([.$B$1]-4); [.$D$1]); &quot;&quot;)">
            <text:p/>
          </table:table-cell>
          <table:table-cell table:formula="of:=IF(COLUMN([.AY4])&lt;=[.$H$1]; OFFSET([.AY$4]; ([.$B$1]-4); [.$D$1]); &quot;&quot;)">
            <text:p/>
          </table:table-cell>
          <table:table-cell table:formula="of:=IF(COLUMN([.AZ4])&lt;=[.$H$1]; OFFSET([.AZ$4]; ([.$B$1]-4); [.$D$1]); &quot;&quot;)">
            <text:p/>
          </table:table-cell>
          <table:table-cell table:formula="of:=IF(COLUMN([.BA4])&lt;=[.$H$1]; OFFSET([.BA$4]; ([.$B$1]-4); [.$D$1]); &quot;&quot;)">
            <text:p/>
          </table:table-cell>
          <table:table-cell table:formula="of:=IF(COLUMN([.BB4])&lt;=[.$H$1]; OFFSET([.BB$4]; ([.$B$1]-4); [.$D$1]); &quot;&quot;)">
            <text:p/>
          </table:table-cell>
          <table:table-cell table:formula="of:=IF(COLUMN([.BC4])&lt;=[.$H$1]; OFFSET([.BC$4]; ([.$B$1]-4); [.$D$1]); &quot;&quot;)">
            <text:p/>
          </table:table-cell>
          <table:table-cell table:formula="of:=IF(COLUMN([.BD4])&lt;=[.$H$1]; OFFSET([.BD$4]; ([.$B$1]-4); [.$D$1]); &quot;&quot;)">
            <text:p/>
          </table:table-cell>
          <table:table-cell table:formula="of:=IF(COLUMN([.BE4])&lt;=[.$H$1]; OFFSET([.BE$4]; ([.$B$1]-4); [.$D$1]); &quot;&quot;)">
            <text:p/>
          </table:table-cell>
          <table:table-cell table:formula="of:=IF(COLUMN([.BF4])&lt;=[.$H$1]; OFFSET([.BF$4]; ([.$B$1]-4); [.$D$1]); &quot;&quot;)">
            <text:p/>
          </table:table-cell>
          <table:table-cell table:formula="of:=IF(COLUMN([.BG4])&lt;=[.$H$1]; OFFSET([.BG$4]; ([.$B$1]-4); [.$D$1]); &quot;&quot;)">
            <text:p/>
          </table:table-cell>
          <table:table-cell table:formula="of:=IF(COLUMN([.BH4])&lt;=[.$H$1]; OFFSET([.BH$4]; ([.$B$1]-4); [.$D$1]); &quot;&quot;)">
            <text:p/>
          </table:table-cell>
          <table:table-cell table:formula="of:=IF(COLUMN([.BI4])&lt;=[.$H$1]; OFFSET([.BI$4]; ([.$B$1]-4); [.$D$1]); &quot;&quot;)">
            <text:p/>
          </table:table-cell>
          <table:table-cell table:formula="of:=IF(COLUMN([.BJ4])&lt;=[.$H$1]; OFFSET([.BJ$4]; ([.$B$1]-4); [.$D$1]); &quot;&quot;)">
            <text:p/>
          </table:table-cell>
          <table:table-cell table:formula="of:=IF(COLUMN([.BK4])&lt;=[.$H$1]; OFFSET([.BK$4]; ([.$B$1]-4); [.$D$1]); &quot;&quot;)">
            <text:p/>
          </table:table-cell>
          <table:table-cell table:formula="of:=IF(COLUMN([.BL4])&lt;=[.$H$1]; OFFSET([.BL$4]; ([.$B$1]-4); [.$D$1]); &quot;&quot;)">
            <text:p/>
          </table:table-cell>
          <table:table-cell table:formula="of:=IF(COLUMN([.BM4])&lt;=[.$H$1]; OFFSET([.BM$4]; ([.$B$1]-4); [.$D$1]); &quot;&quot;)">
            <text:p/>
          </table:table-cell>
          <table:table-cell table:formula="of:=IF(COLUMN([.BN4])&lt;=[.$H$1]; OFFSET([.BN$4]; ([.$B$1]-4); [.$D$1]); &quot;&quot;)">
            <text:p/>
          </table:table-cell>
          <table:table-cell table:formula="of:=IF(COLUMN([.BO4])&lt;=[.$H$1]; OFFSET([.BO$4]; ([.$B$1]-4); [.$D$1]); &quot;&quot;)">
            <text:p/>
          </table:table-cell>
          <table:table-cell table:formula="of:=IF(COLUMN([.BP4])&lt;=[.$H$1]; OFFSET([.BP$4]; ([.$B$1]-4); [.$D$1]); &quot;&quot;)">
            <text:p/>
          </table:table-cell>
          <table:table-cell table:formula="of:=IF(COLUMN([.BQ4])&lt;=[.$H$1]; OFFSET([.BQ$4]; ([.$B$1]-4); [.$D$1]); &quot;&quot;)">
            <text:p/>
          </table:table-cell>
          <table:table-cell table:formula="of:=IF(COLUMN([.BR4])&lt;=[.$H$1]; OFFSET([.BR$4]; ([.$B$1]-4); [.$D$1]); &quot;&quot;)">
            <text:p/>
          </table:table-cell>
          <table:table-cell table:formula="of:=IF(COLUMN([.BS4])&lt;=[.$H$1]; OFFSET([.BS$4]; ([.$B$1]-4); [.$D$1]); &quot;&quot;)">
            <text:p/>
          </table:table-cell>
          <table:table-cell table:formula="of:=IF(COLUMN([.BT4])&lt;=[.$H$1]; OFFSET([.BT$4]; ([.$B$1]-4); [.$D$1]); &quot;&quot;)">
            <text:p/>
          </table:table-cell>
          <table:table-cell table:formula="of:=IF(COLUMN([.BU4])&lt;=[.$H$1]; OFFSET([.BU$4]; ([.$B$1]-4); [.$D$1]); &quot;&quot;)">
            <text:p/>
          </table:table-cell>
          <table:table-cell table:formula="of:=IF(COLUMN([.BV4])&lt;=[.$H$1]; OFFSET([.BV$4]; ([.$B$1]-4); [.$D$1]); &quot;&quot;)">
            <text:p/>
          </table:table-cell>
          <table:table-cell table:formula="of:=IF(COLUMN([.BW4])&lt;=[.$H$1]; OFFSET([.BW$4]; ([.$B$1]-4); [.$D$1]); &quot;&quot;)">
            <text:p/>
          </table:table-cell>
          <table:table-cell table:formula="of:=IF(COLUMN([.BX4])&lt;=[.$H$1]; OFFSET([.BX$4]; ([.$B$1]-4); [.$D$1]); &quot;&quot;)">
            <text:p/>
          </table:table-cell>
          <table:table-cell table:formula="of:=IF(COLUMN([.BY4])&lt;=[.$H$1]; OFFSET([.BY$4]; ([.$B$1]-4); [.$D$1]); &quot;&quot;)">
            <text:p/>
          </table:table-cell>
          <table:table-cell table:formula="of:=IF(COLUMN([.BZ4])&lt;=[.$H$1]; OFFSET([.BZ$4]; ([.$B$1]-4); [.$D$1]); &quot;&quot;)">
            <text:p/>
          </table:table-cell>
          <table:table-cell table:formula="of:=IF(COLUMN([.CA4])&lt;=[.$H$1]; OFFSET([.CA$4]; ([.$B$1]-4); [.$D$1]); &quot;&quot;)">
            <text:p/>
          </table:table-cell>
          <table:table-cell table:formula="of:=IF(COLUMN([.CB4])&lt;=[.$H$1]; OFFSET([.CB$4]; ([.$B$1]-4); [.$D$1]); &quot;&quot;)">
            <text:p/>
          </table:table-cell>
          <table:table-cell table:formula="of:=IF(COLUMN([.CC4])&lt;=[.$H$1]; OFFSET([.CC$4]; ([.$B$1]-4); [.$D$1]); &quot;&quot;)">
            <text:p/>
          </table:table-cell>
          <table:table-cell table:formula="of:=IF(COLUMN([.CD4])&lt;=[.$H$1]; OFFSET([.CD$4]; ([.$B$1]-4); [.$D$1]); &quot;&quot;)">
            <text:p/>
          </table:table-cell>
          <table:table-cell table:formula="of:=IF(COLUMN([.CE4])&lt;=[.$H$1]; OFFSET([.CE$4]; ([.$B$1]-4); [.$D$1]); &quot;&quot;)">
            <text:p/>
          </table:table-cell>
          <table:table-cell table:formula="of:=IF(COLUMN([.CF4])&lt;=[.$H$1]; OFFSET([.CF$4]; ([.$B$1]-4); [.$D$1]); &quot;&quot;)">
            <text:p/>
          </table:table-cell>
          <table:table-cell table:formula="of:=IF(COLUMN([.CG4])&lt;=[.$H$1]; OFFSET([.CG$4]; ([.$B$1]-4); [.$D$1]); &quot;&quot;)">
            <text:p/>
          </table:table-cell>
          <table:table-cell table:formula="of:=IF(COLUMN([.CH4])&lt;=[.$H$1]; OFFSET([.CH$4]; ([.$B$1]-4); [.$D$1]); &quot;&quot;)">
            <text:p/>
          </table:table-cell>
          <table:table-cell table:formula="of:=IF(COLUMN([.CI4])&lt;=[.$H$1]; OFFSET([.CI$4]; ([.$B$1]-4); [.$D$1]); &quot;&quot;)">
            <text:p/>
          </table:table-cell>
          <table:table-cell table:formula="of:=IF(COLUMN([.CJ4])&lt;=[.$H$1]; OFFSET([.CJ$4]; ([.$B$1]-4); [.$D$1]); &quot;&quot;)">
            <text:p/>
          </table:table-cell>
          <table:table-cell table:formula="of:=IF(COLUMN([.CK4])&lt;=[.$H$1]; OFFSET([.CK$4]; ([.$B$1]-4); [.$D$1]); &quot;&quot;)">
            <text:p/>
          </table:table-cell>
          <table:table-cell table:formula="of:=IF(COLUMN([.CL4])&lt;=[.$H$1]; OFFSET([.CL$4]; ([.$B$1]-4); [.$D$1]); &quot;&quot;)">
            <text:p/>
          </table:table-cell>
          <table:table-cell table:formula="of:=IF(COLUMN([.CM4])&lt;=[.$H$1]; OFFSET([.CM$4]; ([.$B$1]-4); [.$D$1]); &quot;&quot;)">
            <text:p/>
          </table:table-cell>
          <table:table-cell table:formula="of:=IF(COLUMN([.CN4])&lt;=[.$H$1]; OFFSET([.CN$4]; ([.$B$1]-4); [.$D$1]); &quot;&quot;)">
            <text:p/>
          </table:table-cell>
          <table:table-cell table:formula="of:=IF(COLUMN([.CO4])&lt;=[.$H$1]; OFFSET([.CO$4]; ([.$B$1]-4); [.$D$1]); &quot;&quot;)">
            <text:p/>
          </table:table-cell>
          <table:table-cell table:formula="of:=IF(COLUMN([.CP4])&lt;=[.$H$1]; OFFSET([.CP$4]; ([.$B$1]-4); [.$D$1]); &quot;&quot;)">
            <text:p/>
          </table:table-cell>
          <table:table-cell table:formula="of:=IF(COLUMN([.CQ4])&lt;=[.$H$1]; OFFSET([.CQ$4]; ([.$B$1]-4); [.$D$1]); &quot;&quot;)">
            <text:p/>
          </table:table-cell>
          <table:table-cell table:formula="of:=IF(COLUMN([.CR4])&lt;=[.$H$1]; OFFSET([.CR$4]; ([.$B$1]-4); [.$D$1]); &quot;&quot;)">
            <text:p/>
          </table:table-cell>
          <table:table-cell table:formula="of:=IF(COLUMN([.CS4])&lt;=[.$H$1]; OFFSET([.CS$4]; ([.$B$1]-4); [.$D$1]); &quot;&quot;)">
            <text:p/>
          </table:table-cell>
          <table:table-cell table:formula="of:=IF(COLUMN([.CT4])&lt;=[.$H$1]; OFFSET([.CT$4]; ([.$B$1]-4); [.$D$1]); &quot;&quot;)">
            <text:p/>
          </table:table-cell>
          <table:table-cell table:formula="of:=IF(COLUMN([.CU4])&lt;=[.$H$1]; OFFSET([.CU$4]; ([.$B$1]-4); [.$D$1]); &quot;&quot;)">
            <text:p/>
          </table:table-cell>
          <table:table-cell table:formula="of:=IF(COLUMN([.CV4])&lt;=[.$H$1]; OFFSET([.CV$4]; ([.$B$1]-4); [.$D$1]); &quot;&quot;)">
            <text:p/>
          </table:table-cell>
          <table:table-cell table:formula="of:=IF(COLUMN([.CW4])&lt;=[.$H$1]; OFFSET([.CW$4]; ([.$B$1]-4); [.$D$1]); &quot;&quot;)">
            <text:p/>
          </table:table-cell>
          <table:table-cell table:formula="of:=IF(COLUMN([.CX4])&lt;=[.$H$1]; OFFSET([.CX$4]; ([.$B$1]-4); [.$D$1]); &quot;&quot;)">
            <text:p/>
          </table:table-cell>
          <table:table-cell table:formula="of:=IF(COLUMN([.CY4])&lt;=[.$H$1]; OFFSET([.CY$4]; ([.$B$1]-4); [.$D$1]); &quot;&quot;)">
            <text:p/>
          </table:table-cell>
          <table:table-cell table:formula="of:=IF(COLUMN([.CZ4])&lt;=[.$H$1]; OFFSET([.CZ$4]; ([.$B$1]-4); [.$D$1]); &quot;&quot;)">
            <text:p/>
          </table:table-cell>
          <table:table-cell table:formula="of:=IF(COLUMN([.DA4])&lt;=[.$H$1]; OFFSET([.DA$4]; ([.$B$1]-4); [.$D$1]); &quot;&quot;)">
            <text:p/>
          </table:table-cell>
          <table:table-cell table:formula="of:=IF(COLUMN([.DB4])&lt;=[.$H$1]; OFFSET([.DB$4]; ([.$B$1]-4); [.$D$1]); &quot;&quot;)">
            <text:p/>
          </table:table-cell>
          <table:table-cell table:formula="of:=IF(COLUMN([.DC4])&lt;=[.$H$1]; OFFSET([.DC$4]; ([.$B$1]-4); [.$D$1]); &quot;&quot;)">
            <text:p/>
          </table:table-cell>
          <table:table-cell table:formula="of:=IF(COLUMN([.DD4])&lt;=[.$H$1]; OFFSET([.DD$4]; ([.$B$1]-4); [.$D$1]); &quot;&quot;)">
            <text:p/>
          </table:table-cell>
          <table:table-cell table:formula="of:=IF(COLUMN([.DE4])&lt;=[.$H$1]; OFFSET([.DE$4]; ([.$B$1]-4); [.$D$1]); &quot;&quot;)">
            <text:p/>
          </table:table-cell>
          <table:table-cell table:formula="of:=IF(COLUMN([.DF4])&lt;=[.$H$1]; OFFSET([.DF$4]; ([.$B$1]-4); [.$D$1]); &quot;&quot;)">
            <text:p/>
          </table:table-cell>
          <table:table-cell table:formula="of:=IF(COLUMN([.DG4])&lt;=[.$H$1]; OFFSET([.DG$4]; ([.$B$1]-4); [.$D$1]); &quot;&quot;)">
            <text:p/>
          </table:table-cell>
          <table:table-cell table:formula="of:=IF(COLUMN([.DH4])&lt;=[.$H$1]; OFFSET([.DH$4]; ([.$B$1]-4); [.$D$1]); &quot;&quot;)">
            <text:p/>
          </table:table-cell>
          <table:table-cell table:formula="of:=IF(COLUMN([.DI4])&lt;=[.$H$1]; OFFSET([.DI$4]; ([.$B$1]-4); [.$D$1]); &quot;&quot;)">
            <text:p/>
          </table:table-cell>
          <table:table-cell table:formula="of:=IF(COLUMN([.DJ4])&lt;=[.$H$1]; OFFSET([.DJ$4]; ([.$B$1]-4); [.$D$1]); &quot;&quot;)">
            <text:p/>
          </table:table-cell>
          <table:table-cell table:formula="of:=IF(COLUMN([.DK4])&lt;=[.$H$1]; OFFSET([.DK$4]; ([.$B$1]-4); [.$D$1]); &quot;&quot;)">
            <text:p/>
          </table:table-cell>
          <table:table-cell table:formula="of:=IF(COLUMN([.DL4])&lt;=[.$H$1]; OFFSET([.DL$4]; ([.$B$1]-4); [.$D$1]); &quot;&quot;)">
            <text:p/>
          </table:table-cell>
          <table:table-cell table:formula="of:=IF(COLUMN([.DM4])&lt;=[.$H$1]; OFFSET([.DM$4]; ([.$B$1]-4); [.$D$1]); &quot;&quot;)">
            <text:p/>
          </table:table-cell>
          <table:table-cell table:formula="of:=IF(COLUMN([.DN4])&lt;=[.$H$1]; OFFSET([.DN$4]; ([.$B$1]-4); [.$D$1]); &quot;&quot;)">
            <text:p/>
          </table:table-cell>
          <table:table-cell table:formula="of:=IF(COLUMN([.DO4])&lt;=[.$H$1]; OFFSET([.DO$4]; ([.$B$1]-4); [.$D$1]); &quot;&quot;)">
            <text:p/>
          </table:table-cell>
          <table:table-cell table:formula="of:=IF(COLUMN([.DP4])&lt;=[.$H$1]; OFFSET([.DP$4]; ([.$B$1]-4); [.$D$1]); &quot;&quot;)">
            <text:p/>
          </table:table-cell>
          <table:table-cell table:formula="of:=IF(COLUMN([.DQ4])&lt;=[.$H$1]; OFFSET([.DQ$4]; ([.$B$1]-4); [.$D$1]); &quot;&quot;)">
            <text:p/>
          </table:table-cell>
          <table:table-cell table:formula="of:=IF(COLUMN([.DR4])&lt;=[.$H$1]; OFFSET([.DR$4]; ([.$B$1]-4); [.$D$1]); &quot;&quot;)">
            <text:p/>
          </table:table-cell>
          <table:table-cell table:formula="of:=IF(COLUMN([.DS4])&lt;=[.$H$1]; OFFSET([.DS$4]; ([.$B$1]-4); [.$D$1]); &quot;&quot;)">
            <text:p/>
          </table:table-cell>
          <table:table-cell table:formula="of:=IF(COLUMN([.DT4])&lt;=[.$H$1]; OFFSET([.DT$4]; ([.$B$1]-4); [.$D$1]); &quot;&quot;)">
            <text:p/>
          </table:table-cell>
          <table:table-cell table:formula="of:=IF(COLUMN([.DU4])&lt;=[.$H$1]; OFFSET([.DU$4]; ([.$B$1]-4); [.$D$1]); &quot;&quot;)">
            <text:p/>
          </table:table-cell>
          <table:table-cell table:formula="of:=IF(COLUMN([.DV4])&lt;=[.$H$1]; OFFSET([.DV$4]; ([.$B$1]-4); [.$D$1]); &quot;&quot;)">
            <text:p/>
          </table:table-cell>
          <table:table-cell table:formula="of:=IF(COLUMN([.DW4])&lt;=[.$H$1]; OFFSET([.DW$4]; ([.$B$1]-4); [.$D$1]); &quot;&quot;)">
            <text:p/>
          </table:table-cell>
          <table:table-cell table:formula="of:=IF(COLUMN([.DX4])&lt;=[.$H$1]; OFFSET([.DX$4]; ([.$B$1]-4); [.$D$1]); &quot;&quot;)">
            <text:p/>
          </table:table-cell>
          <table:table-cell table:formula="of:=IF(COLUMN([.DY4])&lt;=[.$H$1]; OFFSET([.DY$4]; ([.$B$1]-4); [.$D$1]); &quot;&quot;)">
            <text:p/>
          </table:table-cell>
          <table:table-cell table:formula="of:=IF(COLUMN([.DZ4])&lt;=[.$H$1]; OFFSET([.DZ$4]; ([.$B$1]-4); [.$D$1]); &quot;&quot;)">
            <text:p/>
          </table:table-cell>
          <table:table-cell table:formula="of:=IF(COLUMN([.EA4])&lt;=[.$H$1]; OFFSET([.EA$4]; ([.$B$1]-4); [.$D$1]); &quot;&quot;)">
            <text:p/>
          </table:table-cell>
          <table:table-cell table:formula="of:=IF(COLUMN([.EB4])&lt;=[.$H$1]; OFFSET([.EB$4]; ([.$B$1]-4); [.$D$1]); &quot;&quot;)">
            <text:p/>
          </table:table-cell>
          <table:table-cell table:formula="of:=IF(COLUMN([.EC4])&lt;=[.$H$1]; OFFSET([.EC$4]; ([.$B$1]-4); [.$D$1]); &quot;&quot;)">
            <text:p/>
          </table:table-cell>
          <table:table-cell table:formula="of:=IF(COLUMN([.ED4])&lt;=[.$H$1]; OFFSET([.ED$4]; ([.$B$1]-4); [.$D$1]); &quot;&quot;)">
            <text:p/>
          </table:table-cell>
          <table:table-cell table:formula="of:=IF(COLUMN([.EE4])&lt;=[.$H$1]; OFFSET([.EE$4]; ([.$B$1]-4); [.$D$1]); &quot;&quot;)">
            <text:p/>
          </table:table-cell>
          <table:table-cell table:formula="of:=IF(COLUMN([.EF4])&lt;=[.$H$1]; OFFSET([.EF$4]; ([.$B$1]-4); [.$D$1]); &quot;&quot;)">
            <text:p/>
          </table:table-cell>
          <table:table-cell table:formula="of:=IF(COLUMN([.EG4])&lt;=[.$H$1]; OFFSET([.EG$4]; ([.$B$1]-4); [.$D$1]); &quot;&quot;)">
            <text:p/>
          </table:table-cell>
          <table:table-cell table:formula="of:=IF(COLUMN([.EH4])&lt;=[.$H$1]; OFFSET([.EH$4]; ([.$B$1]-4); [.$D$1]); &quot;&quot;)">
            <text:p/>
          </table:table-cell>
          <table:table-cell table:formula="of:=IF(COLUMN([.EI4])&lt;=[.$H$1]; OFFSET([.EI$4]; ([.$B$1]-4); [.$D$1]); &quot;&quot;)">
            <text:p/>
          </table:table-cell>
          <table:table-cell table:formula="of:=IF(COLUMN([.EJ4])&lt;=[.$H$1]; OFFSET([.EJ$4]; ([.$B$1]-4); [.$D$1]); &quot;&quot;)">
            <text:p/>
          </table:table-cell>
          <table:table-cell table:formula="of:=IF(COLUMN([.EK4])&lt;=[.$H$1]; OFFSET([.EK$4]; ([.$B$1]-4); [.$D$1]); &quot;&quot;)">
            <text:p/>
          </table:table-cell>
          <table:table-cell table:formula="of:=IF(COLUMN([.EL4])&lt;=[.$H$1]; OFFSET([.EL$4]; ([.$B$1]-4); [.$D$1]); &quot;&quot;)">
            <text:p/>
          </table:table-cell>
          <table:table-cell table:formula="of:=IF(COLUMN([.EM4])&lt;=[.$H$1]; OFFSET([.EM$4]; ([.$B$1]-4); [.$D$1]); &quot;&quot;)">
            <text:p/>
          </table:table-cell>
          <table:table-cell table:formula="of:=IF(COLUMN([.EN4])&lt;=[.$H$1]; OFFSET([.EN$4]; ([.$B$1]-4); [.$D$1]); &quot;&quot;)">
            <text:p/>
          </table:table-cell>
          <table:table-cell table:formula="of:=IF(COLUMN([.EO4])&lt;=[.$H$1]; OFFSET([.EO$4]; ([.$B$1]-4); [.$D$1]); &quot;&quot;)">
            <text:p/>
          </table:table-cell>
          <table:table-cell table:formula="of:=IF(COLUMN([.EP4])&lt;=[.$H$1]; OFFSET([.EP$4]; ([.$B$1]-4); [.$D$1]); &quot;&quot;)">
            <text:p/>
          </table:table-cell>
          <table:table-cell table:formula="of:=IF(COLUMN([.EQ4])&lt;=[.$H$1]; OFFSET([.EQ$4]; ([.$B$1]-4); [.$D$1]); &quot;&quot;)">
            <text:p/>
          </table:table-cell>
          <table:table-cell table:formula="of:=IF(COLUMN([.ER4])&lt;=[.$H$1]; OFFSET([.ER$4]; ([.$B$1]-4); [.$D$1]); &quot;&quot;)">
            <text:p/>
          </table:table-cell>
          <table:table-cell table:formula="of:=IF(COLUMN([.ES4])&lt;=[.$H$1]; OFFSET([.ES$4]; ([.$B$1]-4); [.$D$1]); &quot;&quot;)">
            <text:p/>
          </table:table-cell>
          <table:table-cell table:formula="of:=IF(COLUMN([.ET4])&lt;=[.$H$1]; OFFSET([.ET$4]; ([.$B$1]-4); [.$D$1]); &quot;&quot;)">
            <text:p/>
          </table:table-cell>
          <table:table-cell table:formula="of:=IF(COLUMN([.EU4])&lt;=[.$H$1]; OFFSET([.EU$4]; ([.$B$1]-4); [.$D$1]); &quot;&quot;)">
            <text:p/>
          </table:table-cell>
          <table:table-cell table:formula="of:=IF(COLUMN([.EV4])&lt;=[.$H$1]; OFFSET([.EV$4]; ([.$B$1]-4); [.$D$1]); &quot;&quot;)">
            <text:p/>
          </table:table-cell>
          <table:table-cell table:formula="of:=IF(COLUMN([.EW4])&lt;=[.$H$1]; OFFSET([.EW$4]; ([.$B$1]-4); [.$D$1]); &quot;&quot;)">
            <text:p/>
          </table:table-cell>
          <table:table-cell table:formula="of:=IF(COLUMN([.EX4])&lt;=[.$H$1]; OFFSET([.EX$4]; ([.$B$1]-4); [.$D$1]); &quot;&quot;)">
            <text:p/>
          </table:table-cell>
          <table:table-cell table:formula="of:=IF(COLUMN([.EY4])&lt;=[.$H$1]; OFFSET([.EY$4]; ([.$B$1]-4); [.$D$1]); &quot;&quot;)">
            <text:p/>
          </table:table-cell>
          <table:table-cell table:formula="of:=IF(COLUMN([.EZ4])&lt;=[.$H$1]; OFFSET([.EZ$4]; ([.$B$1]-4); [.$D$1]); &quot;&quot;)">
            <text:p/>
          </table:table-cell>
          <table:table-cell table:formula="of:=IF(COLUMN([.FA4])&lt;=[.$H$1]; OFFSET([.FA$4]; ([.$B$1]-4); [.$D$1]); &quot;&quot;)">
            <text:p/>
          </table:table-cell>
          <table:table-cell table:formula="of:=IF(COLUMN([.FB4])&lt;=[.$H$1]; OFFSET([.FB$4]; ([.$B$1]-4); [.$D$1]); &quot;&quot;)">
            <text:p/>
          </table:table-cell>
          <table:table-cell table:formula="of:=IF(COLUMN([.FC4])&lt;=[.$H$1]; OFFSET([.FC$4]; ([.$B$1]-4); [.$D$1]); &quot;&quot;)">
            <text:p/>
          </table:table-cell>
          <table:table-cell table:formula="of:=IF(COLUMN([.FD4])&lt;=[.$H$1]; OFFSET([.FD$4]; ([.$B$1]-4); [.$D$1]); &quot;&quot;)">
            <text:p/>
          </table:table-cell>
          <table:table-cell table:formula="of:=IF(COLUMN([.FE4])&lt;=[.$H$1]; OFFSET([.FE$4]; ([.$B$1]-4); [.$D$1]); &quot;&quot;)">
            <text:p/>
          </table:table-cell>
          <table:table-cell table:formula="of:=IF(COLUMN([.FF4])&lt;=[.$H$1]; OFFSET([.FF$4]; ([.$B$1]-4); [.$D$1]); &quot;&quot;)">
            <text:p/>
          </table:table-cell>
          <table:table-cell table:formula="of:=IF(COLUMN([.FG4])&lt;=[.$H$1]; OFFSET([.FG$4]; ([.$B$1]-4); [.$D$1]); &quot;&quot;)">
            <text:p/>
          </table:table-cell>
          <table:table-cell table:formula="of:=IF(COLUMN([.FH4])&lt;=[.$H$1]; OFFSET([.FH$4]; ([.$B$1]-4); [.$D$1]); &quot;&quot;)">
            <text:p/>
          </table:table-cell>
          <table:table-cell table:formula="of:=IF(COLUMN([.FI4])&lt;=[.$H$1]; OFFSET([.FI$4]; ([.$B$1]-4); [.$D$1]); &quot;&quot;)">
            <text:p/>
          </table:table-cell>
          <table:table-cell table:formula="of:=IF(COLUMN([.FJ4])&lt;=[.$H$1]; OFFSET([.FJ$4]; ([.$B$1]-4); [.$D$1]); &quot;&quot;)">
            <text:p/>
          </table:table-cell>
          <table:table-cell table:formula="of:=IF(COLUMN([.FK4])&lt;=[.$H$1]; OFFSET([.FK$4]; ([.$B$1]-4); [.$D$1]); &quot;&quot;)">
            <text:p/>
          </table:table-cell>
          <table:table-cell table:formula="of:=IF(COLUMN([.FL4])&lt;=[.$H$1]; OFFSET([.FL$4]; ([.$B$1]-4); [.$D$1]); &quot;&quot;)">
            <text:p/>
          </table:table-cell>
          <table:table-cell table:formula="of:=IF(COLUMN([.FM4])&lt;=[.$H$1]; OFFSET([.FM$4]; ([.$B$1]-4); [.$D$1]); &quot;&quot;)">
            <text:p/>
          </table:table-cell>
          <table:table-cell table:formula="of:=IF(COLUMN([.FN4])&lt;=[.$H$1]; OFFSET([.FN$4]; ([.$B$1]-4); [.$D$1]); &quot;&quot;)">
            <text:p/>
          </table:table-cell>
          <table:table-cell table:formula="of:=IF(COLUMN([.FO4])&lt;=[.$H$1]; OFFSET([.FO$4]; ([.$B$1]-4); [.$D$1]); &quot;&quot;)">
            <text:p/>
          </table:table-cell>
          <table:table-cell table:formula="of:=IF(COLUMN([.FP4])&lt;=[.$H$1]; OFFSET([.FP$4]; ([.$B$1]-4); [.$D$1]); &quot;&quot;)">
            <text:p/>
          </table:table-cell>
          <table:table-cell table:formula="of:=IF(COLUMN([.FQ4])&lt;=[.$H$1]; OFFSET([.FQ$4]; ([.$B$1]-4); [.$D$1]); &quot;&quot;)">
            <text:p/>
          </table:table-cell>
          <table:table-cell table:formula="of:=IF(COLUMN([.FR4])&lt;=[.$H$1]; OFFSET([.FR$4]; ([.$B$1]-4); [.$D$1]); &quot;&quot;)">
            <text:p/>
          </table:table-cell>
          <table:table-cell table:formula="of:=IF(COLUMN([.FS4])&lt;=[.$H$1]; OFFSET([.FS$4]; ([.$B$1]-4); [.$D$1]); &quot;&quot;)">
            <text:p/>
          </table:table-cell>
          <table:table-cell table:formula="of:=IF(COLUMN([.FT4])&lt;=[.$H$1]; OFFSET([.FT$4]; ([.$B$1]-4); [.$D$1]); &quot;&quot;)">
            <text:p/>
          </table:table-cell>
          <table:table-cell table:formula="of:=IF(COLUMN([.FU4])&lt;=[.$H$1]; OFFSET([.FU$4]; ([.$B$1]-4); [.$D$1]); &quot;&quot;)">
            <text:p/>
          </table:table-cell>
          <table:table-cell table:formula="of:=IF(COLUMN([.FV4])&lt;=[.$H$1]; OFFSET([.FV$4]; ([.$B$1]-4); [.$D$1]); &quot;&quot;)">
            <text:p/>
          </table:table-cell>
          <table:table-cell table:formula="of:=IF(COLUMN([.FW4])&lt;=[.$H$1]; OFFSET([.FW$4]; ([.$B$1]-4); [.$D$1]); &quot;&quot;)">
            <text:p/>
          </table:table-cell>
          <table:table-cell table:formula="of:=IF(COLUMN([.FX4])&lt;=[.$H$1]; OFFSET([.FX$4]; ([.$B$1]-4); [.$D$1]); &quot;&quot;)">
            <text:p/>
          </table:table-cell>
          <table:table-cell table:formula="of:=IF(COLUMN([.FY4])&lt;=[.$H$1]; OFFSET([.FY$4]; ([.$B$1]-4); [.$D$1]); &quot;&quot;)">
            <text:p/>
          </table:table-cell>
          <table:table-cell table:formula="of:=IF(COLUMN([.FZ4])&lt;=[.$H$1]; OFFSET([.FZ$4]; ([.$B$1]-4); [.$D$1]); &quot;&quot;)">
            <text:p/>
          </table:table-cell>
          <table:table-cell table:formula="of:=IF(COLUMN([.GA4])&lt;=[.$H$1]; OFFSET([.GA$4]; ([.$B$1]-4); [.$D$1]); &quot;&quot;)">
            <text:p/>
          </table:table-cell>
          <table:table-cell table:formula="of:=IF(COLUMN([.GB4])&lt;=[.$H$1]; OFFSET([.GB$4]; ([.$B$1]-4); [.$D$1]); &quot;&quot;)">
            <text:p/>
          </table:table-cell>
          <table:table-cell table:formula="of:=IF(COLUMN([.GC4])&lt;=[.$H$1]; OFFSET([.GC$4]; ([.$B$1]-4); [.$D$1]); &quot;&quot;)">
            <text:p/>
          </table:table-cell>
          <table:table-cell table:formula="of:=IF(COLUMN([.GD4])&lt;=[.$H$1]; OFFSET([.GD$4]; ([.$B$1]-4); [.$D$1]); &quot;&quot;)">
            <text:p/>
          </table:table-cell>
          <table:table-cell table:formula="of:=IF(COLUMN([.GE4])&lt;=[.$H$1]; OFFSET([.GE$4]; ([.$B$1]-4); [.$D$1]); &quot;&quot;)">
            <text:p/>
          </table:table-cell>
          <table:table-cell table:formula="of:=IF(COLUMN([.GF4])&lt;=[.$H$1]; OFFSET([.GF$4]; ([.$B$1]-4); [.$D$1]); &quot;&quot;)">
            <text:p/>
          </table:table-cell>
          <table:table-cell table:formula="of:=IF(COLUMN([.GG4])&lt;=[.$H$1]; OFFSET([.GG$4]; ([.$B$1]-4); [.$D$1]); &quot;&quot;)">
            <text:p/>
          </table:table-cell>
          <table:table-cell table:formula="of:=IF(COLUMN([.GH4])&lt;=[.$H$1]; OFFSET([.GH$4]; ([.$B$1]-4); [.$D$1]); &quot;&quot;)">
            <text:p/>
          </table:table-cell>
          <table:table-cell table:formula="of:=IF(COLUMN([.GI4])&lt;=[.$H$1]; OFFSET([.GI$4]; ([.$B$1]-4); [.$D$1]); &quot;&quot;)">
            <text:p/>
          </table:table-cell>
          <table:table-cell table:formula="of:=IF(COLUMN([.GJ4])&lt;=[.$H$1]; OFFSET([.GJ$4]; ([.$B$1]-4); [.$D$1]); &quot;&quot;)">
            <text:p/>
          </table:table-cell>
          <table:table-cell table:formula="of:=IF(COLUMN([.GK4])&lt;=[.$H$1]; OFFSET([.GK$4]; ([.$B$1]-4); [.$D$1]); &quot;&quot;)">
            <text:p/>
          </table:table-cell>
          <table:table-cell table:formula="of:=IF(COLUMN([.GL4])&lt;=[.$H$1]; OFFSET([.GL$4]; ([.$B$1]-4); [.$D$1]); &quot;&quot;)">
            <text:p/>
          </table:table-cell>
          <table:table-cell table:formula="of:=IF(COLUMN([.GM4])&lt;=[.$H$1]; OFFSET([.GM$4]; ([.$B$1]-4); [.$D$1]); &quot;&quot;)">
            <text:p/>
          </table:table-cell>
          <table:table-cell table:formula="of:=IF(COLUMN([.GN4])&lt;=[.$H$1]; OFFSET([.GN$4]; ([.$B$1]-4); [.$D$1]); &quot;&quot;)">
            <text:p/>
          </table:table-cell>
          <table:table-cell table:formula="of:=IF(COLUMN([.GO4])&lt;=[.$H$1]; OFFSET([.GO$4]; ([.$B$1]-4); [.$D$1]); &quot;&quot;)">
            <text:p/>
          </table:table-cell>
          <table:table-cell table:formula="of:=IF(COLUMN([.GP4])&lt;=[.$H$1]; OFFSET([.GP$4]; ([.$B$1]-4); [.$D$1]); &quot;&quot;)">
            <text:p/>
          </table:table-cell>
          <table:table-cell table:formula="of:=IF(COLUMN([.GQ4])&lt;=[.$H$1]; OFFSET([.GQ$4]; ([.$B$1]-4); [.$D$1]); &quot;&quot;)">
            <text:p/>
          </table:table-cell>
          <table:table-cell table:formula="of:=IF(COLUMN([.GR4])&lt;=[.$H$1]; OFFSET([.GR$4]; ([.$B$1]-4); [.$D$1]); &quot;&quot;)">
            <text:p/>
          </table:table-cell>
        </table:table-row>
        <table:table-row table:style-name="ro1">
          <table:table-cell table:number-columns-repeated="200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17" calcext:value-type="float">
            <text:p>-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434" calcext:value-type="float">
            <text:p>-434</text:p>
          </table:table-cell>
          <table:table-cell office:value-type="float" office:value="4089" calcext:value-type="float">
            <text:p>4089</text:p>
          </table:table-cell>
          <table:table-cell office:value-type="float" office:value="-439" calcext:value-type="float">
            <text:p>-439</text:p>
          </table:table-cell>
          <table:table-cell office:value-type="float" office:value="419" calcext:value-type="float">
            <text:p>419</text:p>
          </table:table-cell>
          <table:table-cell office:value-type="float" office:value="-1236" calcext:value-type="float">
            <text:p>-1236</text:p>
          </table:table-cell>
          <table:table-cell office:value-type="float" office:value="-627" calcext:value-type="float">
            <text:p>-627</text:p>
          </table:table-cell>
          <table:table-cell office:value-type="float" office:value="-489" calcext:value-type="float">
            <text:p>-489</text:p>
          </table:table-cell>
          <table:table-cell office:value-type="float" office:value="977" calcext:value-type="float">
            <text:p>977</text:p>
          </table:table-cell>
          <table:table-cell office:value-type="float" office:value="824" calcext:value-type="float">
            <text:p>824</text:p>
          </table:table-cell>
          <table:table-cell office:value-type="float" office:value="-101" calcext:value-type="float">
            <text:p>-101</text:p>
          </table:table-cell>
          <table:table-cell office:value-type="float" office:value="-655" calcext:value-type="float">
            <text:p>-655</text:p>
          </table:table-cell>
          <table:table-cell office:value-type="float" office:value="398" calcext:value-type="float">
            <text:p>398</text:p>
          </table:table-cell>
          <table:table-cell office:value-type="float" office:value="-140" calcext:value-type="float">
            <text:p>-140</text:p>
          </table:table-cell>
          <table:table-cell office:value-type="float" office:value="216" calcext:value-type="float">
            <text:p>216</text:p>
          </table:table-cell>
          <table:table-cell office:value-type="float" office:value="-354" calcext:value-type="float">
            <text:p>-354</text:p>
          </table:table-cell>
          <table:table-cell office:value-type="float" office:value="-158" calcext:value-type="float">
            <text:p>-158</text:p>
          </table:table-cell>
          <table:table-cell office:value-type="float" office:value="98" calcext:value-type="float">
            <text:p>98</text:p>
          </table:table-cell>
          <table:table-cell office:value-type="float" office:value="429" calcext:value-type="float">
            <text:p>429</text:p>
          </table:table-cell>
          <table:table-cell office:value-type="float" office:value="-13" calcext:value-type="float">
            <text:p>-13</text:p>
          </table:table-cell>
          <table:table-cell office:value-type="float" office:value="-255" calcext:value-type="float">
            <text:p>-255</text:p>
          </table:table-cell>
          <table:table-cell office:value-type="float" office:value="50" calcext:value-type="float">
            <text:p>50</text:p>
          </table:table-cell>
          <table:table-cell office:value-type="float" office:value="-44" calcext:value-type="float">
            <text:p>-44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-40" calcext:value-type="float">
            <text:p>-40</text:p>
          </table:table-cell>
          <table:table-cell office:value-type="float" office:value="-43" calcext:value-type="float">
            <text:p>-43</text:p>
          </table:table-cell>
          <table:table-cell office:value-type="float" office:value="53" calcext:value-type="float">
            <text:p>53</text:p>
          </table:table-cell>
          <table:table-cell office:value-type="float" office:value="-37" calcext:value-type="float">
            <text:p>-37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-102" calcext:value-type="float">
            <text:p>-102</text:p>
          </table:table-cell>
          <table:table-cell office:value-type="float" office:value="-31" calcext:value-type="float">
            <text:p>-31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-34" calcext:value-type="float">
            <text:p>-34</text:p>
          </table:table-cell>
          <table:table-cell office:value-type="float" office:value="-76" calcext:value-type="float">
            <text:p>-76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-88" calcext:value-type="float">
            <text:p>-88</text:p>
          </table:table-cell>
          <table:table-cell office:value-type="float" office:value="-34" calcext:value-type="float">
            <text:p>-34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-32" calcext:value-type="float">
            <text:p>-32</text:p>
          </table:table-cell>
          <table:table-cell office:value-type="float" office:value="-42" calcext:value-type="float">
            <text:p>-42</text:p>
          </table:table-cell>
          <table:table-cell office:value-type="float" office:value="-6" calcext:value-type="float">
            <text:p>-6</text:p>
          </table:table-cell>
          <table:table-cell office:value-type="float" office:value="32" calcext:value-type="float">
            <text:p>32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-34" calcext:value-type="float">
            <text:p>-3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-41" calcext:value-type="float">
            <text:p>-41</text:p>
          </table:table-cell>
          <table:table-cell office:value-type="float" office:value="-22" calcext:value-type="float">
            <text:p>-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-37" calcext:value-type="float">
            <text:p>-37</text:p>
          </table:table-cell>
          <table:table-cell office:value-type="float" office:value="-18" calcext:value-type="float">
            <text:p>-18</text:p>
          </table:table-cell>
          <table:table-cell office:value-type="float" office:value="30" calcext:value-type="float">
            <text:p>30</text:p>
          </table:table-cell>
          <table:table-cell table:number-columns-repeated="100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" calcext:value-type="float">
            <text:p>17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13" calcext:value-type="float">
            <text:p>-13</text:p>
          </table:table-cell>
          <table:table-cell office:value-type="float" office:value="27" calcext:value-type="float">
            <text:p>27</text:p>
          </table:table-cell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27" calcext:value-type="float">
            <text:p>-2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-14" calcext:value-type="float">
            <text:p>-14</text:p>
          </table:table-cell>
          <table:table-cell office:value-type="float" office:value="-11" calcext:value-type="float">
            <text:p>-11</text:p>
          </table:table-cell>
          <table:table-cell office:value-type="float" office:value="9" calcext:value-type="float">
            <text:p>9</text:p>
          </table:table-cell>
          <table:table-cell office:value-type="float" office:value="4881" calcext:value-type="float">
            <text:p>4881</text:p>
          </table:table-cell>
          <table:table-cell office:value-type="float" office:value="-32768" calcext:value-type="float">
            <text:p>-32768</text:p>
          </table:table-cell>
          <table:table-cell office:value-type="float" office:value="4814" calcext:value-type="float">
            <text:p>4814</text:p>
          </table:table-cell>
          <table:table-cell office:value-type="float" office:value="605" calcext:value-type="float">
            <text:p>605</text:p>
          </table:table-cell>
          <table:table-cell office:value-type="float" office:value="1140" calcext:value-type="float">
            <text:p>1140</text:p>
          </table:table-cell>
          <table:table-cell office:value-type="float" office:value="-658" calcext:value-type="float">
            <text:p>-658</text:p>
          </table:table-cell>
          <table:table-cell office:value-type="float" office:value="-1174" calcext:value-type="float">
            <text:p>-1174</text:p>
          </table:table-cell>
          <table:table-cell office:value-type="float" office:value="-50" calcext:value-type="float">
            <text:p>-50</text:p>
          </table:table-cell>
          <table:table-cell office:value-type="float" office:value="-246" calcext:value-type="float">
            <text:p>-246</text:p>
          </table:table-cell>
          <table:table-cell office:value-type="float" office:value="565" calcext:value-type="float">
            <text:p>565</text:p>
          </table:table-cell>
          <table:table-cell office:value-type="float" office:value="570" calcext:value-type="float">
            <text:p>570</text:p>
          </table:table-cell>
          <table:table-cell office:value-type="float" office:value="-3" calcext:value-type="float">
            <text:p>-3</text:p>
          </table:table-cell>
          <table:table-cell office:value-type="float" office:value="310" calcext:value-type="float">
            <text:p>310</text:p>
          </table:table-cell>
          <table:table-cell office:value-type="float" office:value="-25" calcext:value-type="float">
            <text:p>-25</text:p>
          </table:table-cell>
          <table:table-cell office:value-type="float" office:value="-474" calcext:value-type="float">
            <text:p>-474</text:p>
          </table:table-cell>
          <table:table-cell office:value-type="float" office:value="-250" calcext:value-type="float">
            <text:p>-250</text:p>
          </table:table-cell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float" office:value="-42" calcext:value-type="float">
            <text:p>-42</text:p>
          </table:table-cell>
          <table:table-cell office:value-type="float" office:value="126" calcext:value-type="float">
            <text:p>126</text:p>
          </table:table-cell>
          <table:table-cell office:value-type="float" office:value="-107" calcext:value-type="float">
            <text:p>-107</text:p>
          </table:table-cell>
          <table:table-cell office:value-type="float" office:value="-33" calcext:value-type="float">
            <text:p>-33</text:p>
          </table:table-cell>
          <table:table-cell office:value-type="float" office:value="81" calcext:value-type="float">
            <text:p>81</text:p>
          </table:table-cell>
          <table:table-cell office:value-type="float" office:value="-42" calcext:value-type="float">
            <text:p>-42</text:p>
          </table:table-cell>
          <table:table-cell office:value-type="float" office:value="100" calcext:value-type="float">
            <text:p>100</text:p>
          </table:table-cell>
          <table:table-cell office:value-type="float" office:value="-150" calcext:value-type="float">
            <text:p>-150</text:p>
          </table:table-cell>
          <table:table-cell office:value-type="float" office:value="72" calcext:value-type="float">
            <text:p>72</text:p>
          </table:table-cell>
          <table:table-cell office:value-type="float" office:value="111" calcext:value-type="float">
            <text:p>111</text:p>
          </table:table-cell>
          <table:table-cell office:value-type="float" office:value="-126" calcext:value-type="float">
            <text:p>-126</text:p>
          </table:table-cell>
          <table:table-cell office:value-type="float" office:value="19" calcext:value-type="float">
            <text:p>19</text:p>
          </table:table-cell>
          <table:table-cell office:value-type="float" office:value="-52" calcext:value-type="float">
            <text:p>-52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-36" calcext:value-type="float">
            <text:p>-36</text:p>
          </table:table-cell>
          <table:table-cell office:value-type="float" office:value="17" calcext:value-type="float">
            <text:p>17</text:p>
          </table:table-cell>
          <table:table-cell office:value-type="float" office:value="-22" calcext:value-type="float">
            <text:p>-22</text:p>
          </table:table-cell>
          <table:table-cell office:value-type="float" office:value="54" calcext:value-type="float">
            <text:p>54</text:p>
          </table:table-cell>
          <table:table-cell office:value-type="float" office:value="-24" calcext:value-type="float">
            <text:p>-24</text:p>
          </table:table-cell>
          <table:table-cell office:value-type="float" office:value="-23" calcext:value-type="float">
            <text:p>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-22" calcext:value-type="float">
            <text:p>-22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22" calcext:value-type="float">
            <text:p>22</text:p>
          </table:table-cell>
          <table:table-cell office:value-type="float" office:value="-14" calcext:value-type="float">
            <text:p>-14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-21" calcext:value-type="float">
            <text:p>-21</text:p>
          </table:table-cell>
          <table:table-cell office:value-type="float" office:value="6" calcext:value-type="float">
            <text:p>6</text:p>
          </table:table-cell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-11" calcext:value-type="float">
            <text:p>-11</text:p>
          </table:table-cell>
          <table:table-cell office:value-type="float" office:value="-2" calcext:value-type="float">
            <text:p>-2</text:p>
          </table:table-cell>
          <table:table-cell table:number-columns-repeated="100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-13" calcext:value-type="float">
            <text:p>-1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-22" calcext:value-type="float">
            <text:p>-22</text:p>
          </table:table-cell>
          <table:table-cell office:value-type="float" office:value="-10" calcext:value-type="float">
            <text:p>-10</text:p>
          </table:table-cell>
          <table:table-cell office:value-type="float" office:value="-25" calcext:value-type="float">
            <text:p>-25</text:p>
          </table:table-cell>
          <table:table-cell office:value-type="float" office:value="-64" calcext:value-type="float">
            <text:p>-64</text:p>
          </table:table-cell>
          <table:table-cell office:value-type="float" office:value="-36" calcext:value-type="float">
            <text:p>-36</text:p>
          </table:table-cell>
          <table:table-cell office:value-type="float" office:value="-10" calcext:value-type="float">
            <text:p>-10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-13" calcext:value-type="float">
            <text:p>-13</text:p>
          </table:table-cell>
          <table:table-cell office:value-type="float" office:value="9" calcext:value-type="float">
            <text:p>9</text:p>
          </table:table-cell>
          <table:table-cell office:value-type="float" office:value="-17" calcext:value-type="float">
            <text:p>-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-13" calcext:value-type="float">
            <text:p>-13</text:p>
          </table:table-cell>
          <table:table-cell office:value-type="float" office:value="-15" calcext:value-type="float">
            <text:p>-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2238" calcext:value-type="float">
            <text:p>-2238</text:p>
          </table:table-cell>
          <table:table-cell office:value-type="float" office:value="583" calcext:value-type="float">
            <text:p>583</text:p>
          </table:table-cell>
          <table:table-cell office:value-type="float" office:value="-260" calcext:value-type="float">
            <text:p>-260</text:p>
          </table:table-cell>
          <table:table-cell office:value-type="float" office:value="5" calcext:value-type="float">
            <text:p>5</text:p>
          </table:table-cell>
          <table:table-cell office:value-type="float" office:value="-757" calcext:value-type="float">
            <text:p>-757</text:p>
          </table:table-cell>
          <table:table-cell office:value-type="float" office:value="-608" calcext:value-type="float">
            <text:p>-608</text:p>
          </table:table-cell>
          <table:table-cell office:value-type="float" office:value="657" calcext:value-type="float">
            <text:p>657</text:p>
          </table:table-cell>
          <table:table-cell office:value-type="float" office:value="-160" calcext:value-type="float">
            <text:p>-160</text:p>
          </table:table-cell>
          <table:table-cell office:value-type="float" office:value="97" calcext:value-type="float">
            <text:p>97</text:p>
          </table:table-cell>
          <table:table-cell office:value-type="float" office:value="187" calcext:value-type="float">
            <text:p>187</text:p>
          </table:table-cell>
          <table:table-cell office:value-type="float" office:value="-185" calcext:value-type="float">
            <text:p>-185</text:p>
          </table:table-cell>
          <table:table-cell office:value-type="float" office:value="260" calcext:value-type="float">
            <text:p>260</text:p>
          </table:table-cell>
          <table:table-cell office:value-type="float" office:value="-146" calcext:value-type="float">
            <text:p>-146</text:p>
          </table:table-cell>
          <table:table-cell office:value-type="float" office:value="-137" calcext:value-type="float">
            <text:p>-137</text:p>
          </table:table-cell>
          <table:table-cell office:value-type="float" office:value="-78" calcext:value-type="float">
            <text:p>-78</text:p>
          </table:table-cell>
          <table:table-cell office:value-type="float" office:value="231" calcext:value-type="float">
            <text:p>231</text:p>
          </table:table-cell>
          <table:table-cell office:value-type="float" office:value="-5" calcext:value-type="float">
            <text:p>-5</text:p>
          </table:table-cell>
          <table:table-cell office:value-type="float" office:value="-151" calcext:value-type="float">
            <text:p>-151</text:p>
          </table:table-cell>
          <table:table-cell office:value-type="float" office:value="149" calcext:value-type="float">
            <text:p>149</text:p>
          </table:table-cell>
          <table:table-cell office:value-type="float" office:value="-132" calcext:value-type="float">
            <text:p>-132</text:p>
          </table:table-cell>
          <table:table-cell office:value-type="float" office:value="198" calcext:value-type="float">
            <text:p>198</text:p>
          </table:table-cell>
          <table:table-cell office:value-type="float" office:value="-148" calcext:value-type="float">
            <text:p>-148</text:p>
          </table:table-cell>
          <table:table-cell office:value-type="float" office:value="-101" calcext:value-type="float">
            <text:p>-101</text:p>
          </table:table-cell>
          <table:table-cell office:value-type="float" office:value="228" calcext:value-type="float">
            <text:p>228</text:p>
          </table:table-cell>
          <table:table-cell office:value-type="float" office:value="-153" calcext:value-type="float">
            <text:p>-153</text:p>
          </table:table-cell>
          <table:table-cell office:value-type="float" office:value="122" calcext:value-type="float">
            <text:p>122</text:p>
          </table:table-cell>
          <table:table-cell office:value-type="float" office:value="-160" calcext:value-type="float">
            <text:p>-160</text:p>
          </table:table-cell>
          <table:table-cell office:value-type="float" office:value="74" calcext:value-type="float">
            <text:p>74</text:p>
          </table:table-cell>
          <table:table-cell office:value-type="float" office:value="112" calcext:value-type="float">
            <text:p>112</text:p>
          </table:table-cell>
          <table:table-cell office:value-type="float" office:value="-116" calcext:value-type="float">
            <text:p>-116</text:p>
          </table:table-cell>
          <table:table-cell office:value-type="float" office:value="59" calcext:value-type="float">
            <text:p>59</text:p>
          </table:table-cell>
          <table:table-cell office:value-type="float" office:value="-76" calcext:value-type="float">
            <text:p>-76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-66" calcext:value-type="float">
            <text:p>-66</text:p>
          </table:table-cell>
          <table:table-cell office:value-type="float" office:value="49" calcext:value-type="float">
            <text:p>49</text:p>
          </table:table-cell>
          <table:table-cell office:value-type="float" office:value="-15" calcext:value-type="float">
            <text:p>-15</text:p>
          </table:table-cell>
          <table:table-cell office:value-type="float" office:value="34" calcext:value-type="float">
            <text:p>34</text:p>
          </table:table-cell>
          <table:table-cell office:value-type="float" office:value="-14" calcext:value-type="float">
            <text:p>-14</text:p>
          </table:table-cell>
          <table:table-cell office:value-type="float" office:value="-26" calcext:value-type="float">
            <text:p>-2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-3" calcext:value-type="float">
            <text:p>-3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  <table:table-cell office:value-type="float" office:value="-15" calcext:value-type="float">
            <text:p>-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-16" calcext:value-type="float">
            <text:p>-16</text:p>
          </table:table-cell>
          <table:table-cell office:value-type="float" office:value="13" calcext:value-type="float">
            <text:p>13</text:p>
          </table:table-cell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-9" calcext:value-type="float">
            <text:p>-9</text:p>
          </table:table-cell>
          <table:table-cell office:value-type="float" office:value="-13122" calcext:value-type="float">
            <text:p>-13122</text:p>
          </table:table-cell>
          <table:table-cell office:value-type="float" office:value="2018" calcext:value-type="float">
            <text:p>2018</text:p>
          </table:table-cell>
          <table:table-cell office:value-type="float" office:value="-94" calcext:value-type="float">
            <text:p>-94</text:p>
          </table:table-cell>
          <table:table-cell office:value-type="float" office:value="-539" calcext:value-type="float">
            <text:p>-539</text:p>
          </table:table-cell>
          <table:table-cell office:value-type="float" office:value="-670" calcext:value-type="float">
            <text:p>-670</text:p>
          </table:table-cell>
          <table:table-cell office:value-type="float" office:value="-1382" calcext:value-type="float">
            <text:p>-1382</text:p>
          </table:table-cell>
          <table:table-cell office:value-type="float" office:value="482" calcext:value-type="float">
            <text:p>482</text:p>
          </table:table-cell>
          <table:table-cell office:value-type="float" office:value="-14" calcext:value-type="float">
            <text:p>-14</text:p>
          </table:table-cell>
          <table:table-cell office:value-type="float" office:value="453" calcext:value-type="float">
            <text:p>453</text:p>
          </table:table-cell>
          <table:table-cell office:value-type="float" office:value="342" calcext:value-type="float">
            <text:p>342</text:p>
          </table:table-cell>
          <table:table-cell office:value-type="float" office:value="-234" calcext:value-type="float">
            <text:p>-234</text:p>
          </table:table-cell>
          <table:table-cell office:value-type="float" office:value="318" calcext:value-type="float">
            <text:p>318</text:p>
          </table:table-cell>
          <table:table-cell office:value-type="float" office:value="-398" calcext:value-type="float">
            <text:p>-398</text:p>
          </table:table-cell>
          <table:table-cell office:value-type="float" office:value="-72" calcext:value-type="float">
            <text:p>-72</text:p>
          </table:table-cell>
          <table:table-cell office:value-type="float" office:value="-161" calcext:value-type="float">
            <text:p>-161</text:p>
          </table:table-cell>
          <table:table-cell office:value-type="float" office:value="68" calcext:value-type="float">
            <text:p>68</text:p>
          </table:table-cell>
          <table:table-cell office:value-type="float" office:value="309" calcext:value-type="float">
            <text:p>309</text:p>
          </table:table-cell>
          <table:table-cell office:value-type="float" office:value="-289" calcext:value-type="float">
            <text:p>-289</text:p>
          </table:table-cell>
          <table:table-cell office:value-type="float" office:value="260" calcext:value-type="float">
            <text:p>260</text:p>
          </table:table-cell>
          <table:table-cell office:value-type="float" office:value="-141" calcext:value-type="float">
            <text:p>-141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-265" calcext:value-type="float">
            <text:p>-265</text:p>
          </table:table-cell>
          <table:table-cell office:value-type="float" office:value="260" calcext:value-type="float">
            <text:p>260</text:p>
          </table:table-cell>
          <table:table-cell office:value-type="float" office:value="-104" calcext:value-type="float">
            <text:p>-104</text:p>
          </table:table-cell>
          <table:table-cell office:value-type="float" office:value="-5" calcext:value-type="float">
            <text:p>-5</text:p>
          </table:table-cell>
          <table:table-cell office:value-type="float" office:value="36" calcext:value-type="float">
            <text:p>36</text:p>
          </table:table-cell>
          <table:table-cell office:value-type="float" office:value="-128" calcext:value-type="float">
            <text:p>-128</text:p>
          </table:table-cell>
          <table:table-cell office:value-type="float" office:value="215" calcext:value-type="float">
            <text:p>215</text:p>
          </table:table-cell>
          <table:table-cell office:value-type="float" office:value="-49" calcext:value-type="float">
            <text:p>-49</text:p>
          </table:table-cell>
          <table:table-cell office:value-type="float" office:value="-41" calcext:value-type="float">
            <text:p>-41</text:p>
          </table:table-cell>
          <table:table-cell office:value-type="float" office:value="-24" calcext:value-type="float">
            <text:p>-24</text:p>
          </table:table-cell>
          <table:table-cell office:value-type="float" office:value="-35" calcext:value-type="float">
            <text:p>-35</text:p>
          </table:table-cell>
          <table:table-cell office:value-type="float" office:value="115" calcext:value-type="float">
            <text:p>115</text:p>
          </table:table-cell>
          <table:table-cell office:value-type="float" office:value="-69" calcext:value-type="float">
            <text:p>-6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41" calcext:value-type="float">
            <text:p>41</text:p>
          </table:table-cell>
          <table:table-cell office:value-type="float" office:value="-57" calcext:value-type="float">
            <text:p>-57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-22" calcext:value-type="float">
            <text:p>-22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[14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6830" calcext:value-type="float">
            <text:p>6830</text:p>
          </table:table-cell>
          <table:table-cell office:value-type="float" office:value="-4045" calcext:value-type="float">
            <text:p>-4045</text:p>
          </table:table-cell>
          <table:table-cell office:value-type="float" office:value="-387" calcext:value-type="float">
            <text:p>-387</text:p>
          </table:table-cell>
          <table:table-cell office:value-type="float" office:value="-603" calcext:value-type="float">
            <text:p>-603</text:p>
          </table:table-cell>
          <table:table-cell office:value-type="float" office:value="-620" calcext:value-type="float">
            <text:p>-620</text:p>
          </table:table-cell>
          <table:table-cell office:value-type="float" office:value="-186" calcext:value-type="float">
            <text:p>-186</text:p>
          </table:table-cell>
          <table:table-cell office:value-type="float" office:value="417" calcext:value-type="float">
            <text:p>417</text:p>
          </table:table-cell>
          <table:table-cell office:value-type="float" office:value="184" calcext:value-type="float">
            <text:p>184</text:p>
          </table:table-cell>
          <table:table-cell office:value-type="float" office:value="875" calcext:value-type="float">
            <text:p>875</text:p>
          </table:table-cell>
          <table:table-cell office:value-type="float" office:value="-248" calcext:value-type="float">
            <text:p>-248</text:p>
          </table:table-cell>
          <table:table-cell office:value-type="float" office:value="486" calcext:value-type="float">
            <text:p>486</text:p>
          </table:table-cell>
          <table:table-cell office:value-type="float" office:value="-244" calcext:value-type="float">
            <text:p>-244</text:p>
          </table:table-cell>
          <table:table-cell office:value-type="float" office:value="-270" calcext:value-type="float">
            <text:p>-270</text:p>
          </table:table-cell>
          <table:table-cell office:value-type="float" office:value="-296" calcext:value-type="float">
            <text:p>-296</text:p>
          </table:table-cell>
          <table:table-cell office:value-type="float" office:value="-7" calcext:value-type="float">
            <text:p>-7</text:p>
          </table:table-cell>
          <table:table-cell office:value-type="float" office:value="412" calcext:value-type="float">
            <text:p>412</text:p>
          </table:table-cell>
          <table:table-cell office:value-type="float" office:value="-229" calcext:value-type="float">
            <text:p>-229</text:p>
          </table:table-cell>
          <table:table-cell office:value-type="float" office:value="235" calcext:value-type="float">
            <text:p>235</text:p>
          </table:table-cell>
          <table:table-cell office:value-type="float" office:value="-102" calcext:value-type="float">
            <text:p>-102</text:p>
          </table:table-cell>
          <table:table-cell office:value-type="float" office:value="54" calcext:value-type="float">
            <text:p>54</text:p>
          </table:table-cell>
          <table:table-cell office:value-type="float" office:value="108" calcext:value-type="float">
            <text:p>108</text:p>
          </table:table-cell>
          <table:table-cell office:value-type="float" office:value="-332" calcext:value-type="float">
            <text:p>-332</text:p>
          </table:table-cell>
          <table:table-cell office:value-type="float" office:value="186" calcext:value-type="float">
            <text:p>186</text:p>
          </table:table-cell>
          <table:table-cell office:value-type="float" office:value="-41" calcext:value-type="float">
            <text:p>-41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-179" calcext:value-type="float">
            <text:p>-179</text:p>
          </table:table-cell>
          <table:table-cell office:value-type="float" office:value="215" calcext:value-type="float">
            <text:p>215</text:p>
          </table:table-cell>
          <table:table-cell office:value-type="float" office:value="-88" calcext:value-type="float">
            <text:p>-88</text:p>
          </table:table-cell>
          <table:table-cell office:value-type="float" office:value="-10" calcext:value-type="float">
            <text:p>-10</text:p>
          </table:table-cell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66" calcext:value-type="float">
            <text:p>66</text:p>
          </table:table-cell>
          <table:table-cell office:value-type="float" office:value="-72" calcext:value-type="float">
            <text:p>-72</text:p>
          </table:table-cell>
          <table:table-cell office:value-type="float" office:value="50" calcext:value-type="float">
            <text:p>50</text:p>
          </table:table-cell>
          <table:table-cell office:value-type="float" office:value="-38" calcext:value-type="float">
            <text:p>-38</text:p>
          </table:table-cell>
          <table:table-cell office:value-type="float" office:value="51" calcext:value-type="float">
            <text:p>51</text:p>
          </table:table-cell>
          <table:table-cell office:value-type="float" office:value="-13" calcext:value-type="float">
            <text:p>-13</text:p>
          </table:table-cell>
          <table:table-cell office:value-type="float" office:value="-34" calcext:value-type="float">
            <text:p>-34</text:p>
          </table:table-cell>
          <table:table-cell office:value-type="float" office:value="25" calcext:value-type="float">
            <text:p>25</text:p>
          </table:table-cell>
          <table:table-cell office:value-type="float" office:value="-21" calcext:value-type="float">
            <text:p>-21</text:p>
          </table:table-cell>
          <table:table-cell office:value-type="float" office:value="38" calcext:value-type="float">
            <text:p>38</text:p>
          </table:table-cell>
          <table:table-cell office:value-type="float" office:value="-25" calcext:value-type="float">
            <text:p>-25</text:p>
          </table:table-cell>
          <table:table-cell office:value-type="float" office:value="-17" calcext:value-type="float">
            <text:p>-17</text:p>
          </table:table-cell>
          <table:table-cell office:value-type="float" office:value="23" calcext:value-type="float">
            <text:p>23</text:p>
          </table:table-cell>
          <table:table-cell office:value-type="float" office:value="-17" calcext:value-type="float">
            <text:p>-17</text:p>
          </table:table-cell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24" calcext:value-type="float">
            <text:p>24</text:p>
          </table:table-cell>
          <table:table-cell office:value-type="float" office:value="-17" calcext:value-type="float">
            <text:p>-17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8" calcext:value-type="float">
            <text:p>-1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-22" calcext:value-type="float">
            <text:p>-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7" calcext:value-type="float">
            <text:p>-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0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-5" calcext:value-type="float">
            <text:p>-5</text:p>
          </table:table-cell>
          <table:table-cell office:value-type="float" office:value="-11" calcext:value-type="float">
            <text:p>-11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3112" calcext:value-type="float">
            <text:p>3112</text:p>
          </table:table-cell>
          <table:table-cell office:value-type="float" office:value="212" calcext:value-type="float">
            <text:p>212</text:p>
          </table:table-cell>
          <table:table-cell office:value-type="float" office:value="-1173" calcext:value-type="float">
            <text:p>-1173</text:p>
          </table:table-cell>
          <table:table-cell office:value-type="float" office:value="507" calcext:value-type="float">
            <text:p>507</text:p>
          </table:table-cell>
          <table:table-cell office:value-type="float" office:value="-1543" calcext:value-type="float">
            <text:p>-1543</text:p>
          </table:table-cell>
          <table:table-cell office:value-type="float" office:value="18" calcext:value-type="float">
            <text:p>18</text:p>
          </table:table-cell>
          <table:table-cell office:value-type="float" office:value="702" calcext:value-type="float">
            <text:p>702</text:p>
          </table:table-cell>
          <table:table-cell office:value-type="float" office:value="-3" calcext:value-type="float">
            <text:p>-3</text:p>
          </table:table-cell>
          <table:table-cell office:value-type="float" office:value="558" calcext:value-type="float">
            <text:p>558</text:p>
          </table:table-cell>
          <table:table-cell office:value-type="float" office:value="-280" calcext:value-type="float">
            <text:p>-280</text:p>
          </table:table-cell>
          <table:table-cell office:value-type="float" office:value="266" calcext:value-type="float">
            <text:p>266</text:p>
          </table:table-cell>
          <table:table-cell office:value-type="float" office:value="-232" calcext:value-type="float">
            <text:p>-232</text:p>
          </table:table-cell>
          <table:table-cell office:value-type="float" office:value="-217" calcext:value-type="float">
            <text:p>-217</text:p>
          </table:table-cell>
          <table:table-cell office:value-type="float" office:value="-29" calcext:value-type="float">
            <text:p>-29</text:p>
          </table:table-cell>
          <table:table-cell office:value-type="float" office:value="-92" calcext:value-type="float">
            <text:p>-92</text:p>
          </table:table-cell>
          <table:table-cell office:value-type="float" office:value="292" calcext:value-type="float">
            <text:p>292</text:p>
          </table:table-cell>
          <table:table-cell office:value-type="float" office:value="-129" calcext:value-type="float">
            <text:p>-129</text:p>
          </table:table-cell>
          <table:table-cell office:value-type="float" office:value="90" calcext:value-type="float">
            <text:p>90</text:p>
          </table:table-cell>
          <table:table-cell office:value-type="float" office:value="-17" calcext:value-type="float">
            <text:p>-17</text:p>
          </table:table-cell>
          <table:table-cell office:value-type="float" office:value="-68" calcext:value-type="float">
            <text:p>-68</text:p>
          </table:table-cell>
          <table:table-cell office:value-type="float" office:value="135" calcext:value-type="float">
            <text:p>135</text:p>
          </table:table-cell>
          <table:table-cell office:value-type="float" office:value="-221" calcext:value-type="float">
            <text:p>-221</text:p>
          </table:table-cell>
          <table:table-cell office:value-type="float" office:value="228" calcext:value-type="float">
            <text:p>228</text:p>
          </table:table-cell>
          <table:table-cell office:value-type="float" office:value="-149" calcext:value-type="float">
            <text:p>-149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-115" calcext:value-type="float">
            <text:p>-115</text:p>
          </table:table-cell>
          <table:table-cell office:value-type="float" office:value="148" calcext:value-type="float">
            <text:p>148</text:p>
          </table:table-cell>
          <table:table-cell office:value-type="float" office:value="-99" calcext:value-type="float">
            <text:p>-9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-53" calcext:value-type="float">
            <text:p>-53</text:p>
          </table:table-cell>
          <table:table-cell office:value-type="float" office:value="89" calcext:value-type="float">
            <text:p>89</text:p>
          </table:table-cell>
          <table:table-cell office:value-type="float" office:value="-68" calcext:value-type="float">
            <text:p>-6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-31" calcext:value-type="float">
            <text:p>-31</text:p>
          </table:table-cell>
          <table:table-cell office:value-type="float" office:value="32" calcext:value-type="float">
            <text:p>32</text:p>
          </table:table-cell>
          <table:table-cell office:value-type="float" office:value="-45" calcext:value-type="float">
            <text:p>-45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-13" calcext:value-type="float">
            <text:p>-13</text:p>
          </table:table-cell>
          <table:table-cell office:value-type="float" office:value="-19" calcext:value-type="float">
            <text:p>-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18" calcext:value-type="float">
            <text:p>-18</text:p>
          </table:table-cell>
          <table:table-cell office:value-type="float" office:value="-2" calcext:value-type="float">
            <text:p>-2</text:p>
          </table:table-cell>
          <table:table-cell office:value-type="float" office:value="18" calcext:value-type="float">
            <text:p>18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0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-116" calcext:value-type="float">
            <text:p>-116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-99" calcext:value-type="float">
            <text:p>-99</text:p>
          </table:table-cell>
          <table:table-cell office:value-type="float" office:value="-18" calcext:value-type="float">
            <text:p>-18</text:p>
          </table:table-cell>
          <table:table-cell office:value-type="float" office:value="-182" calcext:value-type="float">
            <text:p>-182</text:p>
          </table:table-cell>
          <table:table-cell office:value-type="float" office:value="123" calcext:value-type="float">
            <text:p>123</text:p>
          </table:table-cell>
          <table:table-cell office:value-type="float" office:value="169" calcext:value-type="float">
            <text:p>169</text:p>
          </table:table-cell>
          <table:table-cell office:value-type="float" office:value="50" calcext:value-type="float">
            <text:p>50</text:p>
          </table:table-cell>
          <table:table-cell office:value-type="float" office:value="-21" calcext:value-type="float">
            <text:p>-21</text:p>
          </table:table-cell>
          <table:table-cell office:value-type="float" office:value="-149" calcext:value-type="float">
            <text:p>-149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-108" calcext:value-type="float">
            <text:p>-108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-27" calcext:value-type="float">
            <text:p>-27</text:p>
          </table:table-cell>
          <table:table-cell office:value-type="float" office:value="-74" calcext:value-type="float">
            <text:p>-74</text:p>
          </table:table-cell>
          <table:table-cell office:value-type="float" office:value="-91" calcext:value-type="float">
            <text:p>-91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office:value-type="float" office:value="-128" calcext:value-type="float">
            <text:p>-128</text:p>
          </table:table-cell>
          <table:table-cell office:value-type="float" office:value="-64" calcext:value-type="float">
            <text:p>-64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office:value-type="float" office:value="-39" calcext:value-type="float">
            <text:p>-39</text:p>
          </table:table-cell>
          <table:table-cell office:value-type="float" office:value="-49" calcext:value-type="float">
            <text:p>-4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-39" calcext:value-type="float">
            <text:p>-39</text:p>
          </table:table-cell>
          <table:table-cell office:value-type="float" office:value="-9" calcext:value-type="float">
            <text:p>-9</text:p>
          </table:table-cell>
          <table:table-cell office:value-type="float" office:value="-33" calcext:value-type="float">
            <text:p>-33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-22" calcext:value-type="float">
            <text:p>-22</text:p>
          </table:table-cell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5" calcext:value-type="float">
            <text:p>-15</text:p>
          </table:table-cell>
          <table:table-cell office:value-type="float" office:value="-18" calcext:value-type="float">
            <text:p>-18</text:p>
          </table:table-cell>
          <table:table-cell office:value-type="float" office:value="-14" calcext:value-type="float">
            <text:p>-1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-22" calcext:value-type="float">
            <text:p>-22</text:p>
          </table:table-cell>
          <table:table-cell office:value-type="float" office:value="-4" calcext:value-type="float">
            <text:p>-4</text:p>
          </table:table-cell>
          <table:table-cell office:value-type="float" office:value="34" calcext:value-type="float">
            <text:p>34</text:p>
          </table:table-cell>
          <table:table-cell office:value-type="float" office:value="-12" calcext:value-type="float">
            <text:p>-12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15" calcext:value-type="float">
            <text:p>15</text:p>
          </table:table-cell>
          <table:table-cell office:value-type="float" office:value="-7" calcext:value-type="float">
            <text:p>-7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-20" calcext:value-type="float">
            <text:p>-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-11" calcext:value-type="float">
            <text:p>-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510" calcext:value-type="float">
            <text:p>1510</text:p>
          </table:table-cell>
          <table:table-cell office:value-type="float" office:value="-670" calcext:value-type="float">
            <text:p>-670</text:p>
          </table:table-cell>
          <table:table-cell office:value-type="float" office:value="-132" calcext:value-type="float">
            <text:p>-132</text:p>
          </table:table-cell>
          <table:table-cell office:value-type="float" office:value="-265" calcext:value-type="float">
            <text:p>-265</text:p>
          </table:table-cell>
          <table:table-cell office:value-type="float" office:value="-442" calcext:value-type="float">
            <text:p>-442</text:p>
          </table:table-cell>
          <table:table-cell office:value-type="float" office:value="783" calcext:value-type="float">
            <text:p>783</text:p>
          </table:table-cell>
          <table:table-cell office:value-type="float" office:value="-378" calcext:value-type="float">
            <text:p>-378</text:p>
          </table:table-cell>
          <table:table-cell office:value-type="float" office:value="73" calcext:value-type="float">
            <text:p>73</text:p>
          </table:table-cell>
          <table:table-cell office:value-type="float" office:value="-185" calcext:value-type="float">
            <text:p>-18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-248" calcext:value-type="float">
            <text:p>-248</text:p>
          </table:table-cell>
          <table:table-cell office:value-type="float" office:value="-34" calcext:value-type="float">
            <text:p>-34</text:p>
          </table:table-cell>
          <table:table-cell office:value-type="float" office:value="-37" calcext:value-type="float">
            <text:p>-37</text:p>
          </table:table-cell>
          <table:table-cell office:value-type="float" office:value="331" calcext:value-type="float">
            <text:p>331</text:p>
          </table:table-cell>
          <table:table-cell office:value-type="float" office:value="-212" calcext:value-type="float">
            <text:p>-212</text:p>
          </table:table-cell>
          <table:table-cell office:value-type="float" office:value="-71" calcext:value-type="float">
            <text:p>-71</text:p>
          </table:table-cell>
          <table:table-cell office:value-type="float" office:value="97" calcext:value-type="float">
            <text:p>97</text:p>
          </table:table-cell>
          <table:table-cell office:value-type="float" office:value="-118" calcext:value-type="float">
            <text:p>-118</text:p>
          </table:table-cell>
          <table:table-cell office:value-type="float" office:value="250" calcext:value-type="float">
            <text:p>250</text:p>
          </table:table-cell>
          <table:table-cell office:value-type="float" office:value="-233" calcext:value-type="float">
            <text:p>-233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office:value-type="float" office:value="-129" calcext:value-type="float">
            <text:p>-129</text:p>
          </table:table-cell>
          <table:table-cell office:value-type="float" office:value="144" calcext:value-type="float">
            <text:p>144</text:p>
          </table:table-cell>
          <table:table-cell office:value-type="float" office:value="-144" calcext:value-type="float">
            <text:p>-144</text:p>
          </table:table-cell>
          <table:table-cell office:value-type="float" office:value="118" calcext:value-type="float">
            <text:p>118</text:p>
          </table:table-cell>
          <table:table-cell office:value-type="float" office:value="-61" calcext:value-type="float">
            <text:p>-6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-70" calcext:value-type="float">
            <text:p>-70</text:p>
          </table:table-cell>
          <table:table-cell office:value-type="float" office:value="53" calcext:value-type="float">
            <text:p>53</text:p>
          </table:table-cell>
          <table:table-cell office:value-type="float" office:value="-12" calcext:value-type="float">
            <text:p>-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-37" calcext:value-type="float">
            <text:p>-3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18" calcext:value-type="float">
            <text:p>18</text:p>
          </table:table-cell>
          <table:table-cell office:value-type="float" office:value="-10" calcext:value-type="float">
            <text:p>-10</text:p>
          </table:table-cell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-18" calcext:value-type="float">
            <text:p>-18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1" calcext:value-type="float">
            <text:p>-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16" calcext:value-type="float">
            <text:p>-16</text:p>
          </table:table-cell>
          <table:table-cell office:value-type="float" office:value="-4" calcext:value-type="float">
            <text:p>-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-34" calcext:value-type="float">
            <text:p>-34</text:p>
          </table:table-cell>
          <table:table-cell office:value-type="float" office:value="3" calcext:value-type="float">
            <text:p>3</text:p>
          </table:table-cell>
          <table:table-cell office:value-type="float" office:value="-26" calcext:value-type="float">
            <text:p>-26</text:p>
          </table:table-cell>
          <table:table-cell office:value-type="float" office:value="-16" calcext:value-type="float">
            <text:p>-16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-71" calcext:value-type="float">
            <text:p>-71</text:p>
          </table:table-cell>
          <table:table-cell office:value-type="float" office:value="-310" calcext:value-type="float">
            <text:p>-310</text:p>
          </table:table-cell>
          <table:table-cell office:value-type="float" office:value="-9217" calcext:value-type="float">
            <text:p>-9217</text:p>
          </table:table-cell>
          <table:table-cell office:value-type="float" office:value="3501" calcext:value-type="float">
            <text:p>3501</text:p>
          </table:table-cell>
          <table:table-cell office:value-type="float" office:value="1765" calcext:value-type="float">
            <text:p>1765</text:p>
          </table:table-cell>
          <table:table-cell office:value-type="float" office:value="-817" calcext:value-type="float">
            <text:p>-817</text:p>
          </table:table-cell>
          <table:table-cell office:value-type="float" office:value="-1284" calcext:value-type="float">
            <text:p>-1284</text:p>
          </table:table-cell>
          <table:table-cell office:value-type="float" office:value="-1349" calcext:value-type="float">
            <text:p>-1349</text:p>
          </table:table-cell>
          <table:table-cell office:value-type="float" office:value="883" calcext:value-type="float">
            <text:p>883</text:p>
          </table:table-cell>
          <table:table-cell office:value-type="float" office:value="2200" calcext:value-type="float">
            <text:p>2200</text:p>
          </table:table-cell>
          <table:table-cell office:value-type="float" office:value="516" calcext:value-type="float">
            <text:p>516</text:p>
          </table:table-cell>
          <table:table-cell office:value-type="float" office:value="-860" calcext:value-type="float">
            <text:p>-860</text:p>
          </table:table-cell>
          <table:table-cell office:value-type="float" office:value="-951" calcext:value-type="float">
            <text:p>-951</text:p>
          </table:table-cell>
          <table:table-cell office:value-type="float" office:value="460" calcext:value-type="float">
            <text:p>460</text:p>
          </table:table-cell>
          <table:table-cell office:value-type="float" office:value="519" calcext:value-type="float">
            <text:p>519</text:p>
          </table:table-cell>
          <table:table-cell office:value-type="float" office:value="-96" calcext:value-type="float">
            <text:p>-96</text:p>
          </table:table-cell>
          <table:table-cell office:value-type="float" office:value="-600" calcext:value-type="float">
            <text:p>-600</text:p>
          </table:table-cell>
          <table:table-cell office:value-type="float" office:value="-116" calcext:value-type="float">
            <text:p>-116</text:p>
          </table:table-cell>
          <table:table-cell office:value-type="float" office:value="684" calcext:value-type="float">
            <text:p>684</text:p>
          </table:table-cell>
          <table:table-cell office:value-type="float" office:value="71" calcext:value-type="float">
            <text:p>71</text:p>
          </table:table-cell>
          <table:table-cell office:value-type="float" office:value="-470" calcext:value-type="float">
            <text:p>-470</text:p>
          </table:table-cell>
          <table:table-cell office:value-type="float" office:value="-107" calcext:value-type="float">
            <text:p>-107</text:p>
          </table:table-cell>
          <table:table-cell office:value-type="float" office:value="321" calcext:value-type="float">
            <text:p>321</text:p>
          </table:table-cell>
          <table:table-cell office:value-type="float" office:value="373" calcext:value-type="float">
            <text:p>373</text:p>
          </table:table-cell>
          <table:table-cell office:value-type="float" office:value="-330" calcext:value-type="float">
            <text:p>-330</text:p>
          </table:table-cell>
          <table:table-cell office:value-type="float" office:value="-340" calcext:value-type="float">
            <text:p>-340</text:p>
          </table:table-cell>
          <table:table-cell office:value-type="float" office:value="205" calcext:value-type="float">
            <text:p>205</text:p>
          </table:table-cell>
          <table:table-cell office:value-type="float" office:value="156" calcext:value-type="float">
            <text:p>156</text:p>
          </table:table-cell>
          <table:table-cell office:value-type="float" office:value="-48" calcext:value-type="float">
            <text:p>-48</text:p>
          </table:table-cell>
          <table:table-cell office:value-type="float" office:value="-184" calcext:value-type="float">
            <text:p>-184</text:p>
          </table:table-cell>
          <table:table-cell office:value-type="float" office:value="-37" calcext:value-type="float">
            <text:p>-37</text:p>
          </table:table-cell>
          <table:table-cell office:value-type="float" office:value="311" calcext:value-type="float">
            <text:p>311</text:p>
          </table:table-cell>
          <table:table-cell office:value-type="float" office:value="59" calcext:value-type="float">
            <text:p>59</text:p>
          </table:table-cell>
          <table:table-cell office:value-type="float" office:value="-228" calcext:value-type="float">
            <text:p>-228</text:p>
          </table:table-cell>
          <table:table-cell office:value-type="float" office:value="-148" calcext:value-type="float">
            <text:p>-148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office:value-type="float" office:value="-62" calcext:value-type="float">
            <text:p>-62</text:p>
          </table:table-cell>
          <table:table-cell office:value-type="float" office:value="-80" calcext:value-type="float">
            <text:p>-80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float" office:value="-81" calcext:value-type="float">
            <text:p>-81</text:p>
          </table:table-cell>
          <table:table-cell office:value-type="float" office:value="-43" calcext:value-type="float">
            <text:p>-43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-19" calcext:value-type="float">
            <text:p>-19</text:p>
          </table:table-cell>
          <table:table-cell office:value-type="float" office:value="-29" calcext:value-type="float">
            <text:p>-2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-5" calcext:value-type="float">
            <text:p>-5</text:p>
          </table:table-cell>
          <table:table-cell office:value-type="float" office:value="-42" calcext:value-type="float">
            <text:p>-42</text:p>
          </table:table-cell>
          <table:table-cell office:value-type="float" office:value="-17" calcext:value-type="float">
            <text:p>-1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-33" calcext:value-type="float">
            <text:p>-33</text:p>
          </table:table-cell>
          <table:table-cell office:value-type="float" office:value="-28" calcext:value-type="float">
            <text:p>-2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-31" calcext:value-type="float">
            <text:p>-31</text:p>
          </table:table-cell>
          <table:table-cell office:value-type="float" office:value="-51" calcext:value-type="float">
            <text:p>-51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-48" calcext:value-type="float">
            <text:p>-48</text:p>
          </table:table-cell>
          <table:table-cell office:value-type="float" office:value="-9" calcext:value-type="float">
            <text:p>-9</text:p>
          </table:table-cell>
          <table:table-cell table:number-columns-repeated="1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 style:data-style-name="N2" text:time-value="18:11:05.111451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1T21:25:33.053860336</dc:date>
    <meta:generator>LibreOffice/4.2.8.2$Linux_X86_64 LibreOffice_project/420m0$Build-2</meta:generator>
    <meta:editing-duration>PT1H30M50S</meta:editing-duration>
    <meta:editing-cycles>2</meta:editing-cycles>
    <meta:document-statistic meta:table-count="1" meta:cell-count="13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5.084cm" svg:height="10.109cm" xlink:href=".." xlink:type="simple" chart:class="chart:scatter" chart:style-name="ch1">
        <chart:plot-area chart:style-name="ch2" table:cell-range-address="Sheet1.A2:Sheet1.CV2 Sheet1.A4:Sheet1.GR4" svg:x="0.701cm" svg:y="0.202cm" svg:width="33.682cm" svg:height="9.705cm">
          <chartooo:coordinate-region svg:x="1.984cm" svg:y="0.401cm" svg:width="32.212cm" svg:height="9.30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4:Sheet1.GR4" chart:class="chart:scatter">
            <chart:domain table:cell-range-address="Sheet1.A2:Sheet1.CV2"/>
            <chart:data-point chart:repeated="2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1">
                <text:p>21</text:p>
                <draw:g>
                  <svg:desc>Sheet1.A2:Sheet1.CV2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-16">
                <text:p>-16</text:p>
                <draw:g>
                  <svg:desc>Sheet1.A4:Sheet1.GR4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-71">
                <text:p>-71</text:p>
              </table:table-cell>
              <table:table-cell office:value-type="float" office:value="-310">
                <text:p>-310</text:p>
              </table:table-cell>
              <table:table-cell office:value-type="float" office:value="-9217">
                <text:p>-9217</text:p>
              </table:table-cell>
              <table:table-cell office:value-type="float" office:value="3501">
                <text:p>3501</text:p>
              </table:table-cell>
              <table:table-cell office:value-type="float" office:value="1765">
                <text:p>1765</text:p>
              </table:table-cell>
              <table:table-cell office:value-type="float" office:value="-817">
                <text:p>-817</text:p>
              </table:table-cell>
              <table:table-cell office:value-type="float" office:value="-1284">
                <text:p>-1284</text:p>
              </table:table-cell>
              <table:table-cell office:value-type="float" office:value="-1349">
                <text:p>-1349</text:p>
              </table:table-cell>
              <table:table-cell office:value-type="float" office:value="883">
                <text:p>883</text:p>
              </table:table-cell>
              <table:table-cell office:value-type="float" office:value="2200">
                <text:p>2200</text:p>
              </table:table-cell>
              <table:table-cell office:value-type="float" office:value="516">
                <text:p>516</text:p>
              </table:table-cell>
              <table:table-cell office:value-type="float" office:value="-860">
                <text:p>-860</text:p>
              </table:table-cell>
              <table:table-cell office:value-type="float" office:value="-951">
                <text:p>-951</text:p>
              </table:table-cell>
              <table:table-cell office:value-type="float" office:value="460">
                <text:p>460</text:p>
              </table:table-cell>
              <table:table-cell office:value-type="float" office:value="519">
                <text:p>519</text:p>
              </table:table-cell>
              <table:table-cell office:value-type="float" office:value="-96">
                <text:p>-96</text:p>
              </table:table-cell>
              <table:table-cell office:value-type="float" office:value="-600">
                <text:p>-600</text:p>
              </table:table-cell>
              <table:table-cell office:value-type="float" office:value="-116">
                <text:p>-116</text:p>
              </table:table-cell>
              <table:table-cell office:value-type="float" office:value="684">
                <text:p>684</text:p>
              </table:table-cell>
              <table:table-cell office:value-type="float" office:value="71">
                <text:p>71</text:p>
              </table:table-cell>
              <table:table-cell office:value-type="float" office:value="-470">
                <text:p>-470</text:p>
              </table:table-cell>
              <table:table-cell office:value-type="float" office:value="-107">
                <text:p>-107</text:p>
              </table:table-cell>
              <table:table-cell office:value-type="float" office:value="321">
                <text:p>321</text:p>
              </table:table-cell>
              <table:table-cell office:value-type="float" office:value="373">
                <text:p>373</text:p>
              </table:table-cell>
              <table:table-cell office:value-type="float" office:value="-330">
                <text:p>-330</text:p>
              </table:table-cell>
              <table:table-cell office:value-type="float" office:value="-340">
                <text:p>-340</text:p>
              </table:table-cell>
              <table:table-cell office:value-type="float" office:value="205">
                <text:p>205</text:p>
              </table:table-cell>
              <table:table-cell office:value-type="float" office:value="156">
                <text:p>156</text:p>
              </table:table-cell>
              <table:table-cell office:value-type="float" office:value="-48">
                <text:p>-48</text:p>
              </table:table-cell>
              <table:table-cell office:value-type="float" office:value="-184">
                <text:p>-184</text:p>
              </table:table-cell>
              <table:table-cell office:value-type="float" office:value="-37">
                <text:p>-37</text:p>
              </table:table-cell>
              <table:table-cell office:value-type="float" office:value="311">
                <text:p>311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